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 style:data-style-name="N99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Max airtime:</text:p>
          </table:table-cell>
          <table:table-cell table:style-name="ce1"/>
          <table:table-cell table:style-name="ce1" office:value-type="string" calcext:value-type="string">
            <text:p>Required bitrate:</text:p>
          </table:table-cell>
          <table:table-cell table:style-name="ce1"/>
          <table:table-cell office:value-type="string" calcext:value-type="string">
            <text:p>32 bytes</text:p>
          </table:table-cell>
          <table:table-cell office:value-type="string" calcext:value-type="string">
            <text:p>64 bytes</text:p>
          </table:table-cell>
          <table:table-cell table:style-name="ce1" office:value-type="string" calcext:value-type="string">
            <text:p>512 bytes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1" table:number-columns-repeated="3"/>
          <table:table-cell table:style-name="ce2" table:formula="of:=32*8 /([.$A$2]/1000)" office:value-type="float" office:value="640" calcext:value-type="float">
            <text:p>640</text:p>
          </table:table-cell>
          <table:table-cell table:style-name="ce2" table:formula="of:=64*8 /([.$A$2]/1000)" office:value-type="float" office:value="1280" calcext:value-type="float">
            <text:p>1280</text:p>
          </table:table-cell>
          <table:table-cell table:style-name="ce2" table:formula="of:=512*8 /([.$A$2]/1000)" office:value-type="float" office:value="10240" calcext:value-type="float">
            <text:p>10240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approx, from datasheet:</text:p>
          </table:table-cell>
          <table:table-cell/>
          <table:table-cell office:value-type="string" calcext:value-type="string">
            <text:p>Airtime (ms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(ignoring CR!) BW+SF only</text:p>
          </table:table-cell>
          <table:table-cell table:number-columns-repeated="2"/>
          <table:table-cell table:style-name="ce1" table:number-columns-repeated="1018"/>
        </table:table-row>
        <table:table-row table:style-name="ro2">
          <table:table-cell table:style-name="ce9" office:value-type="string" calcext:value-type="string">
            <text:p>SF</text:p>
          </table:table-cell>
          <table:table-cell table:style-name="ce9" office:value-type="string" calcext:value-type="string">
            <text:p>BW</text:p>
          </table:table-cell>
          <table:table-cell table:style-name="ce9" office:value-type="string" calcext:value-type="string">
            <text:p>CR</text:p>
          </table:table-cell>
          <table:table-cell table:style-name="ce9" office:value-type="string" calcext:value-type="string">
            <text:p>sensitivity</text:p>
          </table:table-cell>
          <table:table-cell table:style-name="ce9" office:value-type="string" calcext:value-type="string">
            <text:p>Bitrate</text:p>
          </table:table-cell>
          <table:table-cell table:style-name="ce9" office:value-type="string" calcext:value-type="string">
            <text:p>64 bytes</text:p>
          </table:table-cell>
          <table:table-cell table:style-name="ce9" office:value-type="string" calcext:value-type="string">
            <text:p>512 bytes</text:p>
          </table:table-cell>
          <table:table-cell table:style-name="ce9"/>
          <table:table-cell table:style-name="ce9" office:value-type="string" calcext:value-type="string">
            <text:p>Airtime 64 OK?</text:p>
          </table:table-cell>
          <table:table-cell table:style-name="ce9" office:value-type="string" calcext:value-type="string">
            <text:p>Airtime 512 OK?</text:p>
          </table:table-cell>
          <table:table-cell table:style-name="ce9" office:value-type="string" calcext:value-type="string">
            <text:p>Max bits for airtime</text:p>
          </table:table-cell>
          <table:table-cell table:style-name="ce9" office:value-type="string" calcext:value-type="string">
            <text:p>Max bytes for airtime</text:p>
          </table:table-cell>
          <table:table-cell table:style-name="ce9" office:value-type="string" calcext:value-type="string">
            <text:p>Max bits per minute</text:p>
          </table:table-cell>
          <table:table-cell table:style-name="ce9" office:value-type="string" calcext:value-type="string">
            <text:p>Max bytes per minute</text:p>
          </table:table-cell>
          <table:table-cell table:style-name="ce9" office:value-type="string" calcext:value-type="string">
            <text:p>Minutes for 1 megabyte</text:p>
          </table:table-cell>
          <table:table-cell table:style-name="ce9"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9" calcext:value-type="float">
            <text:p>-139</text:p>
          </table:table-cell>
          <table:table-cell table:style-name="Default" table:formula="of:=FLOOR([.A6]*[.B6]*1000/POWER(2; [.A6])*[.C6])" office:value-type="float" office:value="91" calcext:value-type="float">
            <text:p>91</text:p>
          </table:table-cell>
          <table:table-cell table:style-name="Default" table:formula="of:=FLOOR(1000/[.E6]*64*8)" office:value-type="float" office:value="5626" calcext:value-type="float">
            <text:p>5626</text:p>
          </table:table-cell>
          <table:table-cell table:formula="of:=FLOOR(1000/[.E6]*512*8)" office:value-type="float" office:value="45010" calcext:value-type="float">
            <text:p>45010</text:p>
          </table:table-cell>
          <table:table-cell/>
          <table:table-cell table:style-name="ce4" table:formula="of:=[.F6]&lt;=[.$A$2]" office:value-type="boolean" office:boolean-value="false" calcext:value-type="boolean">
            <text:p>FALSE</text:p>
          </table:table-cell>
          <table:table-cell table:formula="of:=[.G6]&lt;=[.$A$2]" office:value-type="boolean" office:boolean-value="false" calcext:value-type="boolean">
            <text:p>FALSE</text:p>
          </table:table-cell>
          <table:table-cell table:formula="of:=[.E6]*([.$A$2]/1000)" office:value-type="float" office:value="36.4" calcext:value-type="float">
            <text:p>36.4</text:p>
          </table:table-cell>
          <table:table-cell table:formula="of:=FLOOR([.K6]/8)" office:value-type="float" office:value="4" calcext:value-type="float">
            <text:p>4</text:p>
          </table:table-cell>
          <table:table-cell table:formula="of:=FLOOR([.E6]*60)" office:value-type="float" office:value="5460" calcext:value-type="float">
            <text:p>5460</text:p>
          </table:table-cell>
          <table:table-cell table:formula="of:=FLOOR(([.E6]*60)/8)" office:value-type="float" office:value="682" calcext:value-type="float">
            <text:p>682</text:p>
          </table:table-cell>
          <table:table-cell table:formula="of:=FLOOR(1048576/[.N6])" office:value-type="float" office:value="1537" calcext:value-type="float">
            <text:p>153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6" calcext:value-type="float">
            <text:p>-136</text:p>
          </table:table-cell>
          <table:table-cell table:style-name="Default" table:formula="of:=FLOOR([.A7]*[.B7]*1000/POWER(2; [.A7])*[.C7])" office:value-type="float" office:value="183" calcext:value-type="float">
            <text:p>183</text:p>
          </table:table-cell>
          <table:table-cell table:style-name="Default" table:formula="of:=FLOOR(1000/[.E7]*64*8)" office:value-type="float" office:value="2797" calcext:value-type="float">
            <text:p>2797</text:p>
          </table:table-cell>
          <table:table-cell table:formula="of:=FLOOR(1000/[.E7]*512*8)" office:value-type="float" office:value="22382" calcext:value-type="float">
            <text:p>22382</text:p>
          </table:table-cell>
          <table:table-cell/>
          <table:table-cell table:style-name="ce4" table:formula="of:=[.F7]&lt;=[.$A$2]" office:value-type="boolean" office:boolean-value="false" calcext:value-type="boolean">
            <text:p>FALSE</text:p>
          </table:table-cell>
          <table:table-cell table:formula="of:=[.G7]&lt;=[.$A$2]" office:value-type="boolean" office:boolean-value="false" calcext:value-type="boolean">
            <text:p>FALSE</text:p>
          </table:table-cell>
          <table:table-cell table:formula="of:=[.E7]*([.$A$2]/1000)" office:value-type="float" office:value="73.2" calcext:value-type="float">
            <text:p>73.2</text:p>
          </table:table-cell>
          <table:table-cell table:formula="of:=FLOOR([.K7]/8)" office:value-type="float" office:value="9" calcext:value-type="float">
            <text:p>9</text:p>
          </table:table-cell>
          <table:table-cell table:formula="of:=FLOOR([.E7]*60)" office:value-type="float" office:value="10980" calcext:value-type="float">
            <text:p>10980</text:p>
          </table:table-cell>
          <table:table-cell table:formula="of:=FLOOR(([.E7]*60)/8)" office:value-type="float" office:value="1372" calcext:value-type="float">
            <text:p>1372</text:p>
          </table:table-cell>
          <table:table-cell table:formula="of:=FLOOR(1048576/[.N7])" office:value-type="float" office:value="764" calcext:value-type="float">
            <text:p>76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8]*[.B8]*1000/POWER(2; [.A8])*[.C8])" office:value-type="float" office:value="366" calcext:value-type="float">
            <text:p>366</text:p>
          </table:table-cell>
          <table:table-cell table:style-name="Default" table:formula="of:=FLOOR(1000/[.E8]*64*8)" office:value-type="float" office:value="1398" calcext:value-type="float">
            <text:p>1398</text:p>
          </table:table-cell>
          <table:table-cell table:formula="of:=FLOOR(1000/[.E8]*512*8)" office:value-type="float" office:value="11191" calcext:value-type="float">
            <text:p>11191</text:p>
          </table:table-cell>
          <table:table-cell/>
          <table:table-cell table:style-name="ce4" table:formula="of:=[.F8]&lt;=[.$A$2]" office:value-type="boolean" office:boolean-value="false" calcext:value-type="boolean">
            <text:p>FALSE</text:p>
          </table:table-cell>
          <table:table-cell table:formula="of:=[.G8]&lt;=[.$A$2]" office:value-type="boolean" office:boolean-value="false" calcext:value-type="boolean">
            <text:p>FALSE</text:p>
          </table:table-cell>
          <table:table-cell table:formula="of:=[.E8]*([.$A$2]/1000)" office:value-type="float" office:value="146.4" calcext:value-type="float">
            <text:p>146.4</text:p>
          </table:table-cell>
          <table:table-cell table:formula="of:=FLOOR([.K8]/8)" office:value-type="float" office:value="18" calcext:value-type="float">
            <text:p>18</text:p>
          </table:table-cell>
          <table:table-cell table:formula="of:=FLOOR([.E8]*60)" office:value-type="float" office:value="21960" calcext:value-type="float">
            <text:p>21960</text:p>
          </table:table-cell>
          <table:table-cell table:formula="of:=FLOOR(([.E8]*60)/8)" office:value-type="float" office:value="2745" calcext:value-type="float">
            <text:p>2745</text:p>
          </table:table-cell>
          <table:table-cell table:formula="of:=FLOOR(1048576/[.N8])" office:value-type="float" office:value="381" calcext:value-type="float">
            <text:p>38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30" calcext:value-type="float">
            <text:p>-130</text:p>
          </table:table-cell>
          <table:table-cell table:style-name="Default" table:formula="of:=FLOOR([.A9]*[.B9]*1000/POWER(2; [.A9])*[.C9])" office:value-type="float" office:value="732" calcext:value-type="float">
            <text:p>732</text:p>
          </table:table-cell>
          <table:table-cell table:style-name="Default" table:formula="of:=FLOOR(1000/[.E9]*64*8)" office:value-type="float" office:value="699" calcext:value-type="float">
            <text:p>699</text:p>
          </table:table-cell>
          <table:table-cell table:formula="of:=FLOOR(1000/[.E9]*512*8)" office:value-type="float" office:value="5595" calcext:value-type="float">
            <text:p>5595</text:p>
          </table:table-cell>
          <table:table-cell/>
          <table:table-cell table:style-name="ce4" table:formula="of:=[.F9]&lt;=[.$A$2]" office:value-type="boolean" office:boolean-value="false" calcext:value-type="boolean">
            <text:p>FALSE</text:p>
          </table:table-cell>
          <table:table-cell table:formula="of:=[.G9]&lt;=[.$A$2]" office:value-type="boolean" office:boolean-value="false" calcext:value-type="boolean">
            <text:p>FALSE</text:p>
          </table:table-cell>
          <table:table-cell table:formula="of:=[.E9]*([.$A$2]/1000)" office:value-type="float" office:value="292.8" calcext:value-type="float">
            <text:p>292.8</text:p>
          </table:table-cell>
          <table:table-cell table:formula="of:=FLOOR([.K9]/8)" office:value-type="float" office:value="36" calcext:value-type="float">
            <text:p>36</text:p>
          </table:table-cell>
          <table:table-cell table:formula="of:=FLOOR([.E9]*60)" office:value-type="float" office:value="43920" calcext:value-type="float">
            <text:p>43920</text:p>
          </table:table-cell>
          <table:table-cell table:formula="of:=FLOOR(([.E9]*60)/8)" office:value-type="float" office:value="5490" calcext:value-type="float">
            <text:p>5490</text:p>
          </table:table-cell>
          <table:table-cell table:formula="of:=FLOOR(1048576/[.N9])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9" calcext:value-type="float">
            <text:p>-139</text:p>
          </table:table-cell>
          <table:table-cell table:style-name="Default" table:formula="of:=FLOOR([.A10]*[.B10]*1000/POWER(2; [.A10])*[.C10])" office:value-type="float" office:value="146" calcext:value-type="float">
            <text:p>146</text:p>
          </table:table-cell>
          <table:table-cell table:style-name="Default" table:formula="of:=FLOOR(1000/[.E10]*64*8)" office:value-type="float" office:value="3506" calcext:value-type="float">
            <text:p>3506</text:p>
          </table:table-cell>
          <table:table-cell table:formula="of:=FLOOR(1000/[.E10]*512*8)" office:value-type="float" office:value="28054" calcext:value-type="float">
            <text:p>28054</text:p>
          </table:table-cell>
          <table:table-cell/>
          <table:table-cell table:style-name="ce4" table:formula="of:=[.F10]&lt;=[.$A$2]" office:value-type="boolean" office:boolean-value="false" calcext:value-type="boolean">
            <text:p>FALSE</text:p>
          </table:table-cell>
          <table:table-cell table:formula="of:=[.G10]&lt;=[.$A$2]" office:value-type="boolean" office:boolean-value="false" calcext:value-type="boolean">
            <text:p>FALSE</text:p>
          </table:table-cell>
          <table:table-cell table:formula="of:=[.E10]*([.$A$2]/1000)" office:value-type="float" office:value="58.4" calcext:value-type="float">
            <text:p>58.4</text:p>
          </table:table-cell>
          <table:table-cell table:formula="of:=FLOOR([.K10]/8)" office:value-type="float" office:value="7" calcext:value-type="float">
            <text:p>7</text:p>
          </table:table-cell>
          <table:table-cell table:formula="of:=FLOOR([.E10]*60)" office:value-type="float" office:value="8760" calcext:value-type="float">
            <text:p>8760</text:p>
          </table:table-cell>
          <table:table-cell table:formula="of:=FLOOR(([.E10]*60)/8)" office:value-type="float" office:value="1095" calcext:value-type="float">
            <text:p>1095</text:p>
          </table:table-cell>
          <table:table-cell table:formula="of:=FLOOR(1048576/[.N10])" office:value-type="float" office:value="957" calcext:value-type="float">
            <text:p>95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6" calcext:value-type="float">
            <text:p>-136</text:p>
          </table:table-cell>
          <table:table-cell table:style-name="Default" table:formula="of:=FLOOR([.A11]*[.B11]*1000/POWER(2; [.A11])*[.C11])" office:value-type="float" office:value="292" calcext:value-type="float">
            <text:p>292</text:p>
          </table:table-cell>
          <table:table-cell table:style-name="Default" table:formula="of:=FLOOR(1000/[.E11]*64*8)" office:value-type="float" office:value="1753" calcext:value-type="float">
            <text:p>1753</text:p>
          </table:table-cell>
          <table:table-cell table:formula="of:=FLOOR(1000/[.E11]*512*8)" office:value-type="float" office:value="14027" calcext:value-type="float">
            <text:p>14027</text:p>
          </table:table-cell>
          <table:table-cell/>
          <table:table-cell table:style-name="ce4" table:formula="of:=[.F11]&lt;=[.$A$2]" office:value-type="boolean" office:boolean-value="false" calcext:value-type="boolean">
            <text:p>FALSE</text:p>
          </table:table-cell>
          <table:table-cell table:formula="of:=[.G11]&lt;=[.$A$2]" office:value-type="boolean" office:boolean-value="false" calcext:value-type="boolean">
            <text:p>FALSE</text:p>
          </table:table-cell>
          <table:table-cell table:formula="of:=[.E11]*([.$A$2]/1000)" office:value-type="float" office:value="116.8" calcext:value-type="float">
            <text:p>116.8</text:p>
          </table:table-cell>
          <table:table-cell table:formula="of:=FLOOR([.K11]/8)" office:value-type="float" office:value="14" calcext:value-type="float">
            <text:p>14</text:p>
          </table:table-cell>
          <table:table-cell table:formula="of:=FLOOR([.E11]*60)" office:value-type="float" office:value="17520" calcext:value-type="float">
            <text:p>17520</text:p>
          </table:table-cell>
          <table:table-cell table:formula="of:=FLOOR(([.E11]*60)/8)" office:value-type="float" office:value="2190" calcext:value-type="float">
            <text:p>2190</text:p>
          </table:table-cell>
          <table:table-cell table:formula="of:=FLOOR(1048576/[.N11])" office:value-type="float" office:value="478" calcext:value-type="float">
            <text:p>478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12]*[.B12]*1000/POWER(2; [.A12])*[.C12])" office:value-type="float" office:value="585" calcext:value-type="float">
            <text:p>585</text:p>
          </table:table-cell>
          <table:table-cell table:style-name="Default" table:formula="of:=FLOOR(1000/[.E12]*64*8)" office:value-type="float" office:value="875" calcext:value-type="float">
            <text:p>875</text:p>
          </table:table-cell>
          <table:table-cell table:formula="of:=FLOOR(1000/[.E12]*512*8)" office:value-type="float" office:value="7001" calcext:value-type="float">
            <text:p>7001</text:p>
          </table:table-cell>
          <table:table-cell/>
          <table:table-cell table:style-name="ce4" table:formula="of:=[.F12]&lt;=[.$A$2]" office:value-type="boolean" office:boolean-value="false" calcext:value-type="boolean">
            <text:p>FALSE</text:p>
          </table:table-cell>
          <table:table-cell table:formula="of:=[.G12]&lt;=[.$A$2]" office:value-type="boolean" office:boolean-value="false" calcext:value-type="boolean">
            <text:p>FALSE</text:p>
          </table:table-cell>
          <table:table-cell table:formula="of:=[.E12]*([.$A$2]/1000)" office:value-type="float" office:value="234" calcext:value-type="float">
            <text:p>234</text:p>
          </table:table-cell>
          <table:table-cell table:formula="of:=FLOOR([.K12]/8)" office:value-type="float" office:value="29" calcext:value-type="float">
            <text:p>29</text:p>
          </table:table-cell>
          <table:table-cell table:formula="of:=FLOOR([.E12]*60)" office:value-type="float" office:value="35100" calcext:value-type="float">
            <text:p>35100</text:p>
          </table:table-cell>
          <table:table-cell table:formula="of:=FLOOR(([.E12]*60)/8)" office:value-type="float" office:value="4387" calcext:value-type="float">
            <text:p>4387</text:p>
          </table:table-cell>
          <table:table-cell table:formula="of:=FLOOR(1048576/[.N12])" office:value-type="float" office:value="239" calcext:value-type="float">
            <text:p>239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0" calcext:value-type="float">
            <text:p>-130</text:p>
          </table:table-cell>
          <table:table-cell table:style-name="ce2" table:formula="of:=FLOOR([.A13]*[.B13]*1000/POWER(2; [.A13])*[.C13])" office:value-type="float" office:value="1171" calcext:value-type="float">
            <text:p>1171</text:p>
          </table:table-cell>
          <table:table-cell table:style-name="ce2" table:formula="of:=FLOOR(1000/[.E13]*64*8)" office:value-type="float" office:value="437" calcext:value-type="float">
            <text:p>437</text:p>
          </table:table-cell>
          <table:table-cell table:formula="of:=FLOOR(1000/[.E13]*512*8)" office:value-type="float" office:value="3497" calcext:value-type="float">
            <text:p>3497</text:p>
          </table:table-cell>
          <table:table-cell/>
          <table:table-cell table:style-name="ce5" table:formula="of:=[.F13]&lt;=[.$A$2]" office:value-type="boolean" office:boolean-value="false" calcext:value-type="boolean">
            <text:p>FALSE</text:p>
          </table:table-cell>
          <table:table-cell table:formula="of:=[.G13]&lt;=[.$A$2]" office:value-type="boolean" office:boolean-value="false" calcext:value-type="boolean">
            <text:p>FALSE</text:p>
          </table:table-cell>
          <table:table-cell table:formula="of:=[.E13]*([.$A$2]/1000)" office:value-type="float" office:value="468.4" calcext:value-type="float">
            <text:p>468.4</text:p>
          </table:table-cell>
          <table:table-cell table:formula="of:=FLOOR([.K13]/8)" office:value-type="float" office:value="58" calcext:value-type="float">
            <text:p>58</text:p>
          </table:table-cell>
          <table:table-cell table:formula="of:=FLOOR([.E13]*60)" office:value-type="float" office:value="70260" calcext:value-type="float">
            <text:p>70260</text:p>
          </table:table-cell>
          <table:table-cell table:formula="of:=FLOOR(([.E13]*60)/8)" office:value-type="float" office:value="8782" calcext:value-type="float">
            <text:p>8782</text:p>
          </table:table-cell>
          <table:table-cell table:formula="of:=FLOOR(1048576/[.N13])"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7" calcext:value-type="float">
            <text:p>-137</text:p>
          </table:table-cell>
          <table:table-cell table:style-name="Default" table:formula="of:=FLOOR([.A15]*[.B15]*1000/POWER(2; [.A15])*[.C15])" office:value-type="float" office:value="167" calcext:value-type="float">
            <text:p>167</text:p>
          </table:table-cell>
          <table:table-cell table:style-name="Default" table:formula="of:=FLOOR(1000/[.E15]*64*8)" office:value-type="float" office:value="3065" calcext:value-type="float">
            <text:p>3065</text:p>
          </table:table-cell>
          <table:table-cell table:formula="of:=FLOOR(1000/[.E15]*512*8)" office:value-type="float" office:value="24526" calcext:value-type="float">
            <text:p>24526</text:p>
          </table:table-cell>
          <table:table-cell/>
          <table:table-cell table:style-name="ce4" table:formula="of:=[.F15]&lt;=[.$A$2]" office:value-type="boolean" office:boolean-value="false" calcext:value-type="boolean">
            <text:p>FALSE</text:p>
          </table:table-cell>
          <table:table-cell table:formula="of:=[.G15]&lt;=[.$A$2]" office:value-type="boolean" office:boolean-value="false" calcext:value-type="boolean">
            <text:p>FALSE</text:p>
          </table:table-cell>
          <table:table-cell table:formula="of:=[.E15]*([.$A$2]/1000)" office:value-type="float" office:value="66.8" calcext:value-type="float">
            <text:p>66.8</text:p>
          </table:table-cell>
          <table:table-cell table:formula="of:=FLOOR([.K15]/8)" office:value-type="float" office:value="8" calcext:value-type="float">
            <text:p>8</text:p>
          </table:table-cell>
          <table:table-cell table:formula="of:=FLOOR([.E15]*60)" office:value-type="float" office:value="10020" calcext:value-type="float">
            <text:p>10020</text:p>
          </table:table-cell>
          <table:table-cell table:formula="of:=FLOOR(([.E15]*60)/8)" office:value-type="float" office:value="1252" calcext:value-type="float">
            <text:p>1252</text:p>
          </table:table-cell>
          <table:table-cell table:formula="of:=FLOOR(1048576/[.N15])" office:value-type="float" office:value="837" calcext:value-type="float">
            <text:p>83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16]*[.B16]*1000/POWER(2; [.A16])*[.C16])" office:value-type="float" office:value="335" calcext:value-type="float">
            <text:p>335</text:p>
          </table:table-cell>
          <table:table-cell table:style-name="Default" table:formula="of:=FLOOR(1000/[.E16]*64*8)" office:value-type="float" office:value="1528" calcext:value-type="float">
            <text:p>1528</text:p>
          </table:table-cell>
          <table:table-cell table:formula="of:=FLOOR(1000/[.E16]*512*8)" office:value-type="float" office:value="12226" calcext:value-type="float">
            <text:p>12226</text:p>
          </table:table-cell>
          <table:table-cell/>
          <table:table-cell table:style-name="ce4" table:formula="of:=[.F16]&lt;=[.$A$2]" office:value-type="boolean" office:boolean-value="false" calcext:value-type="boolean">
            <text:p>FALSE</text:p>
          </table:table-cell>
          <table:table-cell table:formula="of:=[.G16]&lt;=[.$A$2]" office:value-type="boolean" office:boolean-value="false" calcext:value-type="boolean">
            <text:p>FALSE</text:p>
          </table:table-cell>
          <table:table-cell table:formula="of:=[.E16]*([.$A$2]/1000)" office:value-type="float" office:value="134" calcext:value-type="float">
            <text:p>134</text:p>
          </table:table-cell>
          <table:table-cell table:formula="of:=FLOOR([.K16]/8)" office:value-type="float" office:value="16" calcext:value-type="float">
            <text:p>16</text:p>
          </table:table-cell>
          <table:table-cell table:formula="of:=FLOOR([.E16]*60)" office:value-type="float" office:value="20100" calcext:value-type="float">
            <text:p>20100</text:p>
          </table:table-cell>
          <table:table-cell table:formula="of:=FLOOR(([.E16]*60)/8)" office:value-type="float" office:value="2512" calcext:value-type="float">
            <text:p>2512</text:p>
          </table:table-cell>
          <table:table-cell table:formula="of:=FLOOR(1048576/[.N16])" office:value-type="float" office:value="417" calcext:value-type="float">
            <text:p>41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30" calcext:value-type="float">
            <text:p>-130</text:p>
          </table:table-cell>
          <table:table-cell table:style-name="Default" table:formula="of:=FLOOR([.A17]*[.B17]*1000/POWER(2; [.A17])*[.C17])" office:value-type="float" office:value="671" calcext:value-type="float">
            <text:p>671</text:p>
          </table:table-cell>
          <table:table-cell table:style-name="Default" table:formula="of:=FLOOR(1000/[.E17]*64*8)" office:value-type="float" office:value="763" calcext:value-type="float">
            <text:p>763</text:p>
          </table:table-cell>
          <table:table-cell table:formula="of:=FLOOR(1000/[.E17]*512*8)" office:value-type="float" office:value="6104" calcext:value-type="float">
            <text:p>6104</text:p>
          </table:table-cell>
          <table:table-cell/>
          <table:table-cell table:style-name="ce4" table:formula="of:=[.F17]&lt;=[.$A$2]" office:value-type="boolean" office:boolean-value="false" calcext:value-type="boolean">
            <text:p>FALSE</text:p>
          </table:table-cell>
          <table:table-cell table:formula="of:=[.G17]&lt;=[.$A$2]" office:value-type="boolean" office:boolean-value="false" calcext:value-type="boolean">
            <text:p>FALSE</text:p>
          </table:table-cell>
          <table:table-cell table:formula="of:=[.E17]*([.$A$2]/1000)" office:value-type="float" office:value="268.4" calcext:value-type="float">
            <text:p>268.4</text:p>
          </table:table-cell>
          <table:table-cell table:formula="of:=FLOOR([.K17]/8)" office:value-type="float" office:value="33" calcext:value-type="float">
            <text:p>33</text:p>
          </table:table-cell>
          <table:table-cell table:formula="of:=FLOOR([.E17]*60)" office:value-type="float" office:value="40260" calcext:value-type="float">
            <text:p>40260</text:p>
          </table:table-cell>
          <table:table-cell table:formula="of:=FLOOR(([.E17]*60)/8)" office:value-type="float" office:value="5032" calcext:value-type="float">
            <text:p>5032</text:p>
          </table:table-cell>
          <table:table-cell table:formula="of:=FLOOR(1048576/[.N17])"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8" calcext:value-type="float">
            <text:p>-128</text:p>
          </table:table-cell>
          <table:table-cell table:formula="of:=FLOOR([.A18]*[.B18]*1000/POWER(2; [.A18])*[.C18])" office:value-type="float" office:value="1342" calcext:value-type="float">
            <text:p>1342</text:p>
          </table:table-cell>
          <table:table-cell table:formula="of:=FLOOR(1000/[.E18]*64*8)" office:value-type="float" office:value="381" calcext:value-type="float">
            <text:p>381</text:p>
          </table:table-cell>
          <table:table-cell table:formula="of:=FLOOR(1000/[.E18]*512*8)" office:value-type="float" office:value="3052" calcext:value-type="float">
            <text:p>3052</text:p>
          </table:table-cell>
          <table:table-cell/>
          <table:table-cell table:formula="of:=[.F18]&lt;=[.$A$2]" office:value-type="boolean" office:boolean-value="true" calcext:value-type="boolean">
            <text:p>TRUE</text:p>
          </table:table-cell>
          <table:table-cell table:formula="of:=[.G18]&lt;=[.$A$2]" office:value-type="boolean" office:boolean-value="false" calcext:value-type="boolean">
            <text:p>FALSE</text:p>
          </table:table-cell>
          <table:table-cell table:formula="of:=[.E18]*([.$A$2]/1000)" office:value-type="float" office:value="536.8" calcext:value-type="float">
            <text:p>536.8</text:p>
          </table:table-cell>
          <table:table-cell table:formula="of:=FLOOR([.K18]/8)" office:value-type="float" office:value="67" calcext:value-type="float">
            <text:p>67</text:p>
          </table:table-cell>
          <table:table-cell table:formula="of:=FLOOR([.E18]*60)" office:value-type="float" office:value="80520" calcext:value-type="float">
            <text:p>80520</text:p>
          </table:table-cell>
          <table:table-cell table:formula="of:=FLOOR(([.E18]*60)/8)" office:value-type="float" office:value="10065" calcext:value-type="float">
            <text:p>10065</text:p>
          </table:table-cell>
          <table:table-cell table:formula="of:=FLOOR(1048576/[.N18])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7" calcext:value-type="float">
            <text:p>-137</text:p>
          </table:table-cell>
          <table:table-cell table:style-name="Default" table:formula="of:=FLOOR([.A19]*[.B19]*1000/POWER(2; [.A19])*[.C19])" office:value-type="float" office:value="268" calcext:value-type="float">
            <text:p>268</text:p>
          </table:table-cell>
          <table:table-cell table:style-name="Default" table:formula="of:=FLOOR(1000/[.E19]*64*8)" office:value-type="float" office:value="1910" calcext:value-type="float">
            <text:p>1910</text:p>
          </table:table-cell>
          <table:table-cell table:formula="of:=FLOOR(1000/[.E19]*512*8)" office:value-type="float" office:value="15283" calcext:value-type="float">
            <text:p>15283</text:p>
          </table:table-cell>
          <table:table-cell/>
          <table:table-cell table:style-name="ce4" table:formula="of:=[.F19]&lt;=[.$A$2]" office:value-type="boolean" office:boolean-value="false" calcext:value-type="boolean">
            <text:p>FALSE</text:p>
          </table:table-cell>
          <table:table-cell table:formula="of:=[.G19]&lt;=[.$A$2]" office:value-type="boolean" office:boolean-value="false" calcext:value-type="boolean">
            <text:p>FALSE</text:p>
          </table:table-cell>
          <table:table-cell table:formula="of:=[.E19]*([.$A$2]/1000)" office:value-type="float" office:value="107.2" calcext:value-type="float">
            <text:p>107.2</text:p>
          </table:table-cell>
          <table:table-cell table:formula="of:=FLOOR([.K19]/8)" office:value-type="float" office:value="13" calcext:value-type="float">
            <text:p>13</text:p>
          </table:table-cell>
          <table:table-cell table:formula="of:=FLOOR([.E19]*60)" office:value-type="float" office:value="16080" calcext:value-type="float">
            <text:p>16080</text:p>
          </table:table-cell>
          <table:table-cell table:formula="of:=FLOOR(([.E19]*60)/8)" office:value-type="float" office:value="2010" calcext:value-type="float">
            <text:p>2010</text:p>
          </table:table-cell>
          <table:table-cell table:formula="of:=FLOOR(1048576/[.N19])" office:value-type="float" office:value="521" calcext:value-type="float">
            <text:p>521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20]*[.B20]*1000/POWER(2; [.A20])*[.C20])" office:value-type="float" office:value="537" calcext:value-type="float">
            <text:p>537</text:p>
          </table:table-cell>
          <table:table-cell table:style-name="Default" table:formula="of:=FLOOR(1000/[.E20]*64*8)" office:value-type="float" office:value="953" calcext:value-type="float">
            <text:p>953</text:p>
          </table:table-cell>
          <table:table-cell table:formula="of:=FLOOR(1000/[.E20]*512*8)" office:value-type="float" office:value="7627" calcext:value-type="float">
            <text:p>7627</text:p>
          </table:table-cell>
          <table:table-cell/>
          <table:table-cell table:style-name="ce4" table:formula="of:=[.F20]&lt;=[.$A$2]" office:value-type="boolean" office:boolean-value="false" calcext:value-type="boolean">
            <text:p>FALSE</text:p>
          </table:table-cell>
          <table:table-cell table:formula="of:=[.G20]&lt;=[.$A$2]" office:value-type="boolean" office:boolean-value="false" calcext:value-type="boolean">
            <text:p>FALSE</text:p>
          </table:table-cell>
          <table:table-cell table:formula="of:=[.E20]*([.$A$2]/1000)" office:value-type="float" office:value="214.8" calcext:value-type="float">
            <text:p>214.8</text:p>
          </table:table-cell>
          <table:table-cell table:formula="of:=FLOOR([.K20]/8)" office:value-type="float" office:value="26" calcext:value-type="float">
            <text:p>26</text:p>
          </table:table-cell>
          <table:table-cell table:formula="of:=FLOOR([.E20]*60)" office:value-type="float" office:value="32220" calcext:value-type="float">
            <text:p>32220</text:p>
          </table:table-cell>
          <table:table-cell table:formula="of:=FLOOR(([.E20]*60)/8)" office:value-type="float" office:value="4027" calcext:value-type="float">
            <text:p>4027</text:p>
          </table:table-cell>
          <table:table-cell table:formula="of:=FLOOR(1048576/[.N20])"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30" calcext:value-type="float">
            <text:p>-130</text:p>
          </table:table-cell>
          <table:table-cell table:style-name="ce2" table:formula="of:=FLOOR([.A21]*[.B21]*1000/POWER(2; [.A21])*[.C21])" office:value-type="float" office:value="1074" calcext:value-type="float">
            <text:p>1074</text:p>
          </table:table-cell>
          <table:table-cell table:style-name="ce2" table:formula="of:=FLOOR(1000/[.E21]*64*8)" office:value-type="float" office:value="476" calcext:value-type="float">
            <text:p>476</text:p>
          </table:table-cell>
          <table:table-cell table:formula="of:=FLOOR(1000/[.E21]*512*8)" office:value-type="float" office:value="3813" calcext:value-type="float">
            <text:p>3813</text:p>
          </table:table-cell>
          <table:table-cell/>
          <table:table-cell table:style-name="ce5" table:formula="of:=[.F21]&lt;=[.$A$2]" office:value-type="boolean" office:boolean-value="false" calcext:value-type="boolean">
            <text:p>FALSE</text:p>
          </table:table-cell>
          <table:table-cell table:formula="of:=[.G21]&lt;=[.$A$2]" office:value-type="boolean" office:boolean-value="false" calcext:value-type="boolean">
            <text:p>FALSE</text:p>
          </table:table-cell>
          <table:table-cell table:formula="of:=[.E21]*([.$A$2]/1000)" office:value-type="float" office:value="429.6" calcext:value-type="float">
            <text:p>429.6</text:p>
          </table:table-cell>
          <table:table-cell table:formula="of:=FLOOR([.K21]/8)" office:value-type="float" office:value="53" calcext:value-type="float">
            <text:p>53</text:p>
          </table:table-cell>
          <table:table-cell table:formula="of:=FLOOR([.E21]*60)" office:value-type="float" office:value="64440" calcext:value-type="float">
            <text:p>64440</text:p>
          </table:table-cell>
          <table:table-cell table:formula="of:=FLOOR(([.E21]*60)/8)" office:value-type="float" office:value="8055" calcext:value-type="float">
            <text:p>8055</text:p>
          </table:table-cell>
          <table:table-cell table:formula="of:=FLOOR(1048576/[.N21])"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8" calcext:value-type="float">
            <text:p>-128</text:p>
          </table:table-cell>
          <table:table-cell table:formula="of:=FLOOR([.A22]*[.B22]*1000/POWER(2; [.A22])*[.C22])" office:value-type="float" office:value="2148" calcext:value-type="float">
            <text:p>2148</text:p>
          </table:table-cell>
          <table:table-cell table:formula="of:=FLOOR(1000/[.E22]*64*8)" office:value-type="float" office:value="238" calcext:value-type="float">
            <text:p>238</text:p>
          </table:table-cell>
          <table:table-cell table:formula="of:=FLOOR(1000/[.E22]*512*8)" office:value-type="float" office:value="1906" calcext:value-type="float">
            <text:p>1906</text:p>
          </table:table-cell>
          <table:table-cell/>
          <table:table-cell table:formula="of:=[.F22]&lt;=[.$A$2]" office:value-type="boolean" office:boolean-value="true" calcext:value-type="boolean">
            <text:p>TRUE</text:p>
          </table:table-cell>
          <table:table-cell table:formula="of:=[.G22]&lt;=[.$A$2]" office:value-type="boolean" office:boolean-value="false" calcext:value-type="boolean">
            <text:p>FALSE</text:p>
          </table:table-cell>
          <table:table-cell table:formula="of:=[.E22]*([.$A$2]/1000)" office:value-type="float" office:value="859.2" calcext:value-type="float">
            <text:p>859.2</text:p>
          </table:table-cell>
          <table:table-cell table:formula="of:=FLOOR([.K22]/8)" office:value-type="float" office:value="107" calcext:value-type="float">
            <text:p>107</text:p>
          </table:table-cell>
          <table:table-cell table:formula="of:=FLOOR([.E22]*60)" office:value-type="float" office:value="128880" calcext:value-type="float">
            <text:p>128880</text:p>
          </table:table-cell>
          <table:table-cell table:formula="of:=FLOOR(([.E22]*60)/8)" office:value-type="float" office:value="16110" calcext:value-type="float">
            <text:p>16110</text:p>
          </table:table-cell>
          <table:table-cell table:formula="of:=FLOOR(1048576/[.N22])"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5" calcext:value-type="float">
            <text:p>-135</text:p>
          </table:table-cell>
          <table:table-cell table:style-name="Default" table:formula="of:=FLOOR([.A24]*[.B24]*1000/POWER(2; [.A24])*[.C24])" office:value-type="float" office:value="305" calcext:value-type="float">
            <text:p>305</text:p>
          </table:table-cell>
          <table:table-cell table:style-name="Default" table:formula="of:=FLOOR(1000/[.E24]*64*8)" office:value-type="float" office:value="1678" calcext:value-type="float">
            <text:p>1678</text:p>
          </table:table-cell>
          <table:table-cell table:formula="of:=FLOOR(1000/[.E24]*512*8)" office:value-type="float" office:value="13429" calcext:value-type="float">
            <text:p>13429</text:p>
          </table:table-cell>
          <table:table-cell/>
          <table:table-cell table:style-name="ce4" table:formula="of:=[.F24]&lt;=[.$A$2]" office:value-type="boolean" office:boolean-value="false" calcext:value-type="boolean">
            <text:p>FALSE</text:p>
          </table:table-cell>
          <table:table-cell table:formula="of:=[.G24]&lt;=[.$A$2]" office:value-type="boolean" office:boolean-value="false" calcext:value-type="boolean">
            <text:p>FALSE</text:p>
          </table:table-cell>
          <table:table-cell table:formula="of:=[.E24]*([.$A$2]/1000)" office:value-type="float" office:value="122" calcext:value-type="float">
            <text:p>122</text:p>
          </table:table-cell>
          <table:table-cell table:formula="of:=FLOOR([.K24]/8)" office:value-type="float" office:value="15" calcext:value-type="float">
            <text:p>15</text:p>
          </table:table-cell>
          <table:table-cell table:formula="of:=FLOOR([.E24]*60)" office:value-type="float" office:value="18300" calcext:value-type="float">
            <text:p>18300</text:p>
          </table:table-cell>
          <table:table-cell table:formula="of:=FLOOR(([.E24]*60)/8)" office:value-type="float" office:value="2287" calcext:value-type="float">
            <text:p>2287</text:p>
          </table:table-cell>
          <table:table-cell table:formula="of:=FLOOR(1048576/[.N24])"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25]*[.B25]*1000/POWER(2; [.A25])*[.C25])" office:value-type="float" office:value="610" calcext:value-type="float">
            <text:p>610</text:p>
          </table:table-cell>
          <table:table-cell table:style-name="Default" table:formula="of:=FLOOR(1000/[.E25]*64*8)" office:value-type="float" office:value="839" calcext:value-type="float">
            <text:p>839</text:p>
          </table:table-cell>
          <table:table-cell table:formula="of:=FLOOR(1000/[.E25]*512*8)" office:value-type="float" office:value="6714" calcext:value-type="float">
            <text:p>6714</text:p>
          </table:table-cell>
          <table:table-cell/>
          <table:table-cell table:style-name="ce4" table:formula="of:=[.F25]&lt;=[.$A$2]" office:value-type="boolean" office:boolean-value="false" calcext:value-type="boolean">
            <text:p>FALSE</text:p>
          </table:table-cell>
          <table:table-cell table:formula="of:=[.G25]&lt;=[.$A$2]" office:value-type="boolean" office:boolean-value="false" calcext:value-type="boolean">
            <text:p>FALSE</text:p>
          </table:table-cell>
          <table:table-cell table:formula="of:=[.E25]*([.$A$2]/1000)" office:value-type="float" office:value="244" calcext:value-type="float">
            <text:p>244</text:p>
          </table:table-cell>
          <table:table-cell table:formula="of:=FLOOR([.K25]/8)" office:value-type="float" office:value="30" calcext:value-type="float">
            <text:p>30</text:p>
          </table:table-cell>
          <table:table-cell table:formula="of:=FLOOR([.E25]*60)" office:value-type="float" office:value="36600" calcext:value-type="float">
            <text:p>36600</text:p>
          </table:table-cell>
          <table:table-cell table:formula="of:=FLOOR(([.E25]*60)/8)" office:value-type="float" office:value="4575" calcext:value-type="float">
            <text:p>4575</text:p>
          </table:table-cell>
          <table:table-cell table:formula="of:=FLOOR(1048576/[.N25])" office:value-type="float" office:value="229" calcext:value-type="float">
            <text:p>229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8" calcext:value-type="float">
            <text:p>-128</text:p>
          </table:table-cell>
          <table:table-cell table:style-name="ce2" table:formula="of:=FLOOR([.A26]*[.B26]*1000/POWER(2; [.A26])*[.C26])" office:value-type="float" office:value="1220" calcext:value-type="float">
            <text:p>1220</text:p>
          </table:table-cell>
          <table:table-cell table:style-name="ce2" table:formula="of:=FLOOR(1000/[.E26]*64*8)" office:value-type="float" office:value="419" calcext:value-type="float">
            <text:p>419</text:p>
          </table:table-cell>
          <table:table-cell table:formula="of:=FLOOR(1000/[.E26]*512*8)" office:value-type="float" office:value="3357" calcext:value-type="float">
            <text:p>3357</text:p>
          </table:table-cell>
          <table:table-cell/>
          <table:table-cell table:style-name="ce5" table:formula="of:=[.F26]&lt;=[.$A$2]" office:value-type="boolean" office:boolean-value="false" calcext:value-type="boolean">
            <text:p>FALSE</text:p>
          </table:table-cell>
          <table:table-cell table:formula="of:=[.G26]&lt;=[.$A$2]" office:value-type="boolean" office:boolean-value="false" calcext:value-type="boolean">
            <text:p>FALSE</text:p>
          </table:table-cell>
          <table:table-cell table:formula="of:=[.E26]*([.$A$2]/1000)" office:value-type="float" office:value="488" calcext:value-type="float">
            <text:p>488</text:p>
          </table:table-cell>
          <table:table-cell table:formula="of:=FLOOR([.K26]/8)" office:value-type="float" office:value="61" calcext:value-type="float">
            <text:p>61</text:p>
          </table:table-cell>
          <table:table-cell table:formula="of:=FLOOR([.E26]*60)" office:value-type="float" office:value="73200" calcext:value-type="float">
            <text:p>73200</text:p>
          </table:table-cell>
          <table:table-cell table:formula="of:=FLOOR(([.E26]*60)/8)" office:value-type="float" office:value="9150" calcext:value-type="float">
            <text:p>9150</text:p>
          </table:table-cell>
          <table:table-cell table:formula="of:=FLOOR(1048576/[.N26])"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5" calcext:value-type="float">
            <text:p>-125</text:p>
          </table:table-cell>
          <table:table-cell table:formula="of:=FLOOR([.A27]*[.B27]*1000/POWER(2; [.A27])*[.C27])" office:value-type="float" office:value="2441" calcext:value-type="float">
            <text:p>2441</text:p>
          </table:table-cell>
          <table:table-cell table:formula="of:=FLOOR(1000/[.E27]*64*8)" office:value-type="float" office:value="209" calcext:value-type="float">
            <text:p>209</text:p>
          </table:table-cell>
          <table:table-cell table:formula="of:=FLOOR(1000/[.E27]*512*8)" office:value-type="float" office:value="1678" calcext:value-type="float">
            <text:p>1678</text:p>
          </table:table-cell>
          <table:table-cell/>
          <table:table-cell table:formula="of:=[.F27]&lt;=[.$A$2]" office:value-type="boolean" office:boolean-value="true" calcext:value-type="boolean">
            <text:p>TRUE</text:p>
          </table:table-cell>
          <table:table-cell table:formula="of:=[.G27]&lt;=[.$A$2]" office:value-type="boolean" office:boolean-value="false" calcext:value-type="boolean">
            <text:p>FALSE</text:p>
          </table:table-cell>
          <table:table-cell table:formula="of:=[.E27]*([.$A$2]/1000)" office:value-type="float" office:value="976.4" calcext:value-type="float">
            <text:p>976.4</text:p>
          </table:table-cell>
          <table:table-cell table:formula="of:=FLOOR([.K27]/8)" office:value-type="float" office:value="122" calcext:value-type="float">
            <text:p>122</text:p>
          </table:table-cell>
          <table:table-cell table:formula="of:=FLOOR([.E27]*60)" office:value-type="float" office:value="146460" calcext:value-type="float">
            <text:p>146460</text:p>
          </table:table-cell>
          <table:table-cell table:formula="of:=FLOOR(([.E27]*60)/8)" office:value-type="float" office:value="18307" calcext:value-type="float">
            <text:p>18307</text:p>
          </table:table-cell>
          <table:table-cell table:formula="of:=FLOOR(1048576/[.N27])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5" calcext:value-type="float">
            <text:p>-135</text:p>
          </table:table-cell>
          <table:table-cell table:style-name="Default" table:formula="of:=FLOOR([.A28]*[.B28]*1000/POWER(2; [.A28])*[.C28])" office:value-type="float" office:value="488" calcext:value-type="float">
            <text:p>488</text:p>
          </table:table-cell>
          <table:table-cell table:style-name="Default" table:formula="of:=FLOOR(1000/[.E28]*64*8)" office:value-type="float" office:value="1049" calcext:value-type="float">
            <text:p>1049</text:p>
          </table:table-cell>
          <table:table-cell table:formula="of:=FLOOR(1000/[.E28]*512*8)" office:value-type="float" office:value="8393" calcext:value-type="float">
            <text:p>8393</text:p>
          </table:table-cell>
          <table:table-cell/>
          <table:table-cell table:style-name="ce4" table:formula="of:=[.F28]&lt;=[.$A$2]" office:value-type="boolean" office:boolean-value="false" calcext:value-type="boolean">
            <text:p>FALSE</text:p>
          </table:table-cell>
          <table:table-cell table:formula="of:=[.G28]&lt;=[.$A$2]" office:value-type="boolean" office:boolean-value="false" calcext:value-type="boolean">
            <text:p>FALSE</text:p>
          </table:table-cell>
          <table:table-cell table:formula="of:=[.E28]*([.$A$2]/1000)" office:value-type="float" office:value="195.2" calcext:value-type="float">
            <text:p>195.2</text:p>
          </table:table-cell>
          <table:table-cell table:formula="of:=FLOOR([.K28]/8)" office:value-type="float" office:value="24" calcext:value-type="float">
            <text:p>24</text:p>
          </table:table-cell>
          <table:table-cell table:formula="of:=FLOOR([.E28]*60)" office:value-type="float" office:value="29280" calcext:value-type="float">
            <text:p>29280</text:p>
          </table:table-cell>
          <table:table-cell table:formula="of:=FLOOR(([.E28]*60)/8)" office:value-type="float" office:value="3660" calcext:value-type="float">
            <text:p>3660</text:p>
          </table:table-cell>
          <table:table-cell table:formula="of:=FLOOR(1048576/[.N28])"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29]*[.B29]*1000/POWER(2; [.A29])*[.C29])" office:value-type="float" office:value="976" calcext:value-type="float">
            <text:p>976</text:p>
          </table:table-cell>
          <table:table-cell table:style-name="Default" table:formula="of:=FLOOR(1000/[.E29]*64*8)" office:value-type="float" office:value="524" calcext:value-type="float">
            <text:p>524</text:p>
          </table:table-cell>
          <table:table-cell table:formula="of:=FLOOR(1000/[.E29]*512*8)" office:value-type="float" office:value="4196" calcext:value-type="float">
            <text:p>4196</text:p>
          </table:table-cell>
          <table:table-cell/>
          <table:table-cell table:style-name="ce4" table:formula="of:=[.F29]&lt;=[.$A$2]" office:value-type="boolean" office:boolean-value="false" calcext:value-type="boolean">
            <text:p>FALSE</text:p>
          </table:table-cell>
          <table:table-cell table:formula="of:=[.G29]&lt;=[.$A$2]" office:value-type="boolean" office:boolean-value="false" calcext:value-type="boolean">
            <text:p>FALSE</text:p>
          </table:table-cell>
          <table:table-cell table:formula="of:=[.E29]*([.$A$2]/1000)" office:value-type="float" office:value="390.4" calcext:value-type="float">
            <text:p>390.4</text:p>
          </table:table-cell>
          <table:table-cell table:formula="of:=FLOOR([.K29]/8)" office:value-type="float" office:value="48" calcext:value-type="float">
            <text:p>48</text:p>
          </table:table-cell>
          <table:table-cell table:formula="of:=FLOOR([.E29]*60)" office:value-type="float" office:value="58560" calcext:value-type="float">
            <text:p>58560</text:p>
          </table:table-cell>
          <table:table-cell table:formula="of:=FLOOR(([.E29]*60)/8)" office:value-type="float" office:value="7320" calcext:value-type="float">
            <text:p>7320</text:p>
          </table:table-cell>
          <table:table-cell table:formula="of:=FLOOR(1048576/[.N29])"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8" calcext:value-type="float">
            <text:p>-128</text:p>
          </table:table-cell>
          <table:table-cell table:formula="of:=FLOOR([.A30]*[.B30]*1000/POWER(2; [.A30])*[.C30])" office:value-type="float" office:value="1953" calcext:value-type="float">
            <text:p>1953</text:p>
          </table:table-cell>
          <table:table-cell table:formula="of:=FLOOR(1000/[.E30]*64*8)" office:value-type="float" office:value="262" calcext:value-type="float">
            <text:p>262</text:p>
          </table:table-cell>
          <table:table-cell table:formula="of:=FLOOR(1000/[.E30]*512*8)" office:value-type="float" office:value="2097" calcext:value-type="float">
            <text:p>2097</text:p>
          </table:table-cell>
          <table:table-cell/>
          <table:table-cell table:formula="of:=[.F30]&lt;=[.$A$2]" office:value-type="boolean" office:boolean-value="true" calcext:value-type="boolean">
            <text:p>TRUE</text:p>
          </table:table-cell>
          <table:table-cell table:formula="of:=[.G30]&lt;=[.$A$2]" office:value-type="boolean" office:boolean-value="false" calcext:value-type="boolean">
            <text:p>FALSE</text:p>
          </table:table-cell>
          <table:table-cell table:formula="of:=[.E30]*([.$A$2]/1000)" office:value-type="float" office:value="781.2" calcext:value-type="float">
            <text:p>781.2</text:p>
          </table:table-cell>
          <table:table-cell table:formula="of:=FLOOR([.K30]/8)" office:value-type="float" office:value="97" calcext:value-type="float">
            <text:p>97</text:p>
          </table:table-cell>
          <table:table-cell table:formula="of:=FLOOR([.E30]*60)" office:value-type="float" office:value="117180" calcext:value-type="float">
            <text:p>117180</text:p>
          </table:table-cell>
          <table:table-cell table:formula="of:=FLOOR(([.E30]*60)/8)" office:value-type="float" office:value="14647" calcext:value-type="float">
            <text:p>14647</text:p>
          </table:table-cell>
          <table:table-cell table:formula="of:=FLOOR(1048576/[.N30])"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5" calcext:value-type="float">
            <text:p>-125</text:p>
          </table:table-cell>
          <table:table-cell table:formula="of:=FLOOR([.A31]*[.B31]*1000/POWER(2; [.A31])*[.C31])" office:value-type="float" office:value="3906" calcext:value-type="float">
            <text:p>3906</text:p>
          </table:table-cell>
          <table:table-cell table:formula="of:=FLOOR(1000/[.E31]*64*8)" office:value-type="float" office:value="131" calcext:value-type="float">
            <text:p>131</text:p>
          </table:table-cell>
          <table:table-cell table:formula="of:=FLOOR(1000/[.E31]*512*8)" office:value-type="float" office:value="1048" calcext:value-type="float">
            <text:p>1048</text:p>
          </table:table-cell>
          <table:table-cell/>
          <table:table-cell table:formula="of:=[.F31]&lt;=[.$A$2]" office:value-type="boolean" office:boolean-value="true" calcext:value-type="boolean">
            <text:p>TRUE</text:p>
          </table:table-cell>
          <table:table-cell table:formula="of:=[.G31]&lt;=[.$A$2]" office:value-type="boolean" office:boolean-value="false" calcext:value-type="boolean">
            <text:p>FALSE</text:p>
          </table:table-cell>
          <table:table-cell table:formula="of:=[.E31]*([.$A$2]/1000)" office:value-type="float" office:value="1562.4" calcext:value-type="float">
            <text:p>1562.4</text:p>
          </table:table-cell>
          <table:table-cell table:formula="of:=FLOOR([.K31]/8)" office:value-type="float" office:value="195" calcext:value-type="float">
            <text:p>195</text:p>
          </table:table-cell>
          <table:table-cell table:formula="of:=FLOOR([.E31]*60)" office:value-type="float" office:value="234360" calcext:value-type="float">
            <text:p>234360</text:p>
          </table:table-cell>
          <table:table-cell table:formula="of:=FLOOR(([.E31]*60)/8)" office:value-type="float" office:value="29295" calcext:value-type="float">
            <text:p>29295</text:p>
          </table:table-cell>
          <table:table-cell table:formula="of:=FLOOR(1048576/[.N31])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33]*[.B33]*1000/POWER(2; [.A33])*[.C33])" office:value-type="float" office:value="549" calcext:value-type="float">
            <text:p>549</text:p>
          </table:table-cell>
          <table:table-cell table:style-name="Default" table:formula="of:=FLOOR(1000/[.E33]*64*8)" office:value-type="float" office:value="932" calcext:value-type="float">
            <text:p>932</text:p>
          </table:table-cell>
          <table:table-cell table:formula="of:=FLOOR(1000/[.E33]*512*8)" office:value-type="float" office:value="7460" calcext:value-type="float">
            <text:p>7460</text:p>
          </table:table-cell>
          <table:table-cell/>
          <table:table-cell table:style-name="ce4" table:formula="of:=[.F33]&lt;=[.$A$2]" office:value-type="boolean" office:boolean-value="false" calcext:value-type="boolean">
            <text:p>FALSE</text:p>
          </table:table-cell>
          <table:table-cell table:formula="of:=[.G33]&lt;=[.$A$2]" office:value-type="boolean" office:boolean-value="false" calcext:value-type="boolean">
            <text:p>FALSE</text:p>
          </table:table-cell>
          <table:table-cell table:formula="of:=[.E33]*([.$A$2]/1000)" office:value-type="float" office:value="219.6" calcext:value-type="float">
            <text:p>219.6</text:p>
          </table:table-cell>
          <table:table-cell table:formula="of:=FLOOR([.K33]/8)" office:value-type="float" office:value="27" calcext:value-type="float">
            <text:p>27</text:p>
          </table:table-cell>
          <table:table-cell table:formula="of:=FLOOR([.E33]*60)" office:value-type="float" office:value="32940" calcext:value-type="float">
            <text:p>32940</text:p>
          </table:table-cell>
          <table:table-cell table:formula="of:=FLOOR(([.E33]*60)/8)" office:value-type="float" office:value="4117" calcext:value-type="float">
            <text:p>4117</text:p>
          </table:table-cell>
          <table:table-cell table:formula="of:=FLOOR(1048576/[.N33])" office:value-type="float" office:value="254" calcext:value-type="float">
            <text:p>254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9" calcext:value-type="float">
            <text:p>-129</text:p>
          </table:table-cell>
          <table:table-cell table:style-name="ce2" table:formula="of:=FLOOR([.A34]*[.B34]*1000/POWER(2; [.A34])*[.C34])" office:value-type="float" office:value="1098" calcext:value-type="float">
            <text:p>1098</text:p>
          </table:table-cell>
          <table:table-cell table:style-name="ce2" table:formula="of:=FLOOR(1000/[.E34]*64*8)" office:value-type="float" office:value="466" calcext:value-type="float">
            <text:p>466</text:p>
          </table:table-cell>
          <table:table-cell table:formula="of:=FLOOR(1000/[.E34]*512*8)" office:value-type="float" office:value="3730" calcext:value-type="float">
            <text:p>3730</text:p>
          </table:table-cell>
          <table:table-cell/>
          <table:table-cell table:style-name="ce5" table:formula="of:=[.F34]&lt;=[.$A$2]" office:value-type="boolean" office:boolean-value="false" calcext:value-type="boolean">
            <text:p>FALSE</text:p>
          </table:table-cell>
          <table:table-cell table:formula="of:=[.G34]&lt;=[.$A$2]" office:value-type="boolean" office:boolean-value="false" calcext:value-type="boolean">
            <text:p>FALSE</text:p>
          </table:table-cell>
          <table:table-cell table:formula="of:=[.E34]*([.$A$2]/1000)" office:value-type="float" office:value="439.2" calcext:value-type="float">
            <text:p>439.2</text:p>
          </table:table-cell>
          <table:table-cell table:formula="of:=FLOOR([.K34]/8)" office:value-type="float" office:value="54" calcext:value-type="float">
            <text:p>54</text:p>
          </table:table-cell>
          <table:table-cell table:formula="of:=FLOOR([.E34]*60)" office:value-type="float" office:value="65880" calcext:value-type="float">
            <text:p>65880</text:p>
          </table:table-cell>
          <table:table-cell table:formula="of:=FLOOR(([.E34]*60)/8)" office:value-type="float" office:value="8235" calcext:value-type="float">
            <text:p>8235</text:p>
          </table:table-cell>
          <table:table-cell table:formula="of:=FLOOR(1048576/[.N34])"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5" calcext:value-type="float">
            <text:p>-125</text:p>
          </table:table-cell>
          <table:table-cell table:formula="of:=FLOOR([.A35]*[.B35]*1000/POWER(2; [.A35])*[.C35])" office:value-type="float" office:value="2197" calcext:value-type="float">
            <text:p>2197</text:p>
          </table:table-cell>
          <table:table-cell table:formula="of:=FLOOR(1000/[.E35]*64*8)" office:value-type="float" office:value="233" calcext:value-type="float">
            <text:p>233</text:p>
          </table:table-cell>
          <table:table-cell table:formula="of:=FLOOR(1000/[.E35]*512*8)" office:value-type="float" office:value="1864" calcext:value-type="float">
            <text:p>1864</text:p>
          </table:table-cell>
          <table:table-cell/>
          <table:table-cell table:formula="of:=[.F35]&lt;=[.$A$2]" office:value-type="boolean" office:boolean-value="true" calcext:value-type="boolean">
            <text:p>TRUE</text:p>
          </table:table-cell>
          <table:table-cell table:formula="of:=[.G35]&lt;=[.$A$2]" office:value-type="boolean" office:boolean-value="false" calcext:value-type="boolean">
            <text:p>FALSE</text:p>
          </table:table-cell>
          <table:table-cell table:formula="of:=[.E35]*([.$A$2]/1000)" office:value-type="float" office:value="878.8" calcext:value-type="float">
            <text:p>878.8</text:p>
          </table:table-cell>
          <table:table-cell table:formula="of:=FLOOR([.K35]/8)" office:value-type="float" office:value="109" calcext:value-type="float">
            <text:p>109</text:p>
          </table:table-cell>
          <table:table-cell table:formula="of:=FLOOR([.E35]*60)" office:value-type="float" office:value="131820" calcext:value-type="float">
            <text:p>131820</text:p>
          </table:table-cell>
          <table:table-cell table:formula="of:=FLOOR(([.E35]*60)/8)" office:value-type="float" office:value="16477" calcext:value-type="float">
            <text:p>16477</text:p>
          </table:table-cell>
          <table:table-cell table:formula="of:=FLOOR(1048576/[.N35])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2" calcext:value-type="float">
            <text:p>-122</text:p>
          </table:table-cell>
          <table:table-cell table:formula="of:=FLOOR([.A36]*[.B36]*1000/POWER(2; [.A36])*[.C36])" office:value-type="float" office:value="4394" calcext:value-type="float">
            <text:p>4394</text:p>
          </table:table-cell>
          <table:table-cell table:formula="of:=FLOOR(1000/[.E36]*64*8)" office:value-type="float" office:value="116" calcext:value-type="float">
            <text:p>116</text:p>
          </table:table-cell>
          <table:table-cell table:formula="of:=FLOOR(1000/[.E36]*512*8)" office:value-type="float" office:value="932" calcext:value-type="float">
            <text:p>932</text:p>
          </table:table-cell>
          <table:table-cell/>
          <table:table-cell table:formula="of:=[.F36]&lt;=[.$A$2]" office:value-type="boolean" office:boolean-value="true" calcext:value-type="boolean">
            <text:p>TRUE</text:p>
          </table:table-cell>
          <table:table-cell table:formula="of:=[.G36]&lt;=[.$A$2]" office:value-type="boolean" office:boolean-value="false" calcext:value-type="boolean">
            <text:p>FALSE</text:p>
          </table:table-cell>
          <table:table-cell table:formula="of:=[.E36]*([.$A$2]/1000)" office:value-type="float" office:value="1757.6" calcext:value-type="float">
            <text:p>1757.6</text:p>
          </table:table-cell>
          <table:table-cell table:formula="of:=FLOOR([.K36]/8)" office:value-type="float" office:value="219" calcext:value-type="float">
            <text:p>219</text:p>
          </table:table-cell>
          <table:table-cell table:formula="of:=FLOOR([.E36]*60)" office:value-type="float" office:value="263640" calcext:value-type="float">
            <text:p>263640</text:p>
          </table:table-cell>
          <table:table-cell table:formula="of:=FLOOR(([.E36]*60)/8)" office:value-type="float" office:value="32955" calcext:value-type="float">
            <text:p>32955</text:p>
          </table:table-cell>
          <table:table-cell table:formula="of:=FLOOR(1048576/[.N36])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37]*[.B37]*1000/POWER(2; [.A37])*[.C37])" office:value-type="float" office:value="878" calcext:value-type="float">
            <text:p>878</text:p>
          </table:table-cell>
          <table:table-cell table:style-name="Default" table:formula="of:=FLOOR(1000/[.E37]*64*8)" office:value-type="float" office:value="583" calcext:value-type="float">
            <text:p>583</text:p>
          </table:table-cell>
          <table:table-cell table:formula="of:=FLOOR(1000/[.E37]*512*8)" office:value-type="float" office:value="4665" calcext:value-type="float">
            <text:p>4665</text:p>
          </table:table-cell>
          <table:table-cell/>
          <table:table-cell table:style-name="ce4" table:formula="of:=[.F37]&lt;=[.$A$2]" office:value-type="boolean" office:boolean-value="false" calcext:value-type="boolean">
            <text:p>FALSE</text:p>
          </table:table-cell>
          <table:table-cell table:formula="of:=[.G37]&lt;=[.$A$2]" office:value-type="boolean" office:boolean-value="false" calcext:value-type="boolean">
            <text:p>FALSE</text:p>
          </table:table-cell>
          <table:table-cell table:formula="of:=[.E37]*([.$A$2]/1000)" office:value-type="float" office:value="351.2" calcext:value-type="float">
            <text:p>351.2</text:p>
          </table:table-cell>
          <table:table-cell table:formula="of:=FLOOR([.K37]/8)" office:value-type="float" office:value="43" calcext:value-type="float">
            <text:p>43</text:p>
          </table:table-cell>
          <table:table-cell table:formula="of:=FLOOR([.E37]*60)" office:value-type="float" office:value="52680" calcext:value-type="float">
            <text:p>52680</text:p>
          </table:table-cell>
          <table:table-cell table:formula="of:=FLOOR(([.E37]*60)/8)" office:value-type="float" office:value="6585" calcext:value-type="float">
            <text:p>6585</text:p>
          </table:table-cell>
          <table:table-cell table:formula="of:=FLOOR(1048576/[.N37])"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9" calcext:value-type="float">
            <text:p>-129</text:p>
          </table:table-cell>
          <table:table-cell table:formula="of:=FLOOR([.A38]*[.B38]*1000/POWER(2; [.A38])*[.C38])" office:value-type="float" office:value="1757" calcext:value-type="float">
            <text:p>1757</text:p>
          </table:table-cell>
          <table:table-cell table:formula="of:=FLOOR(1000/[.E38]*64*8)" office:value-type="float" office:value="291" calcext:value-type="float">
            <text:p>291</text:p>
          </table:table-cell>
          <table:table-cell table:formula="of:=FLOOR(1000/[.E38]*512*8)" office:value-type="float" office:value="2331" calcext:value-type="float">
            <text:p>2331</text:p>
          </table:table-cell>
          <table:table-cell/>
          <table:table-cell table:formula="of:=[.F38]&lt;=[.$A$2]" office:value-type="boolean" office:boolean-value="true" calcext:value-type="boolean">
            <text:p>TRUE</text:p>
          </table:table-cell>
          <table:table-cell table:formula="of:=[.G38]&lt;=[.$A$2]" office:value-type="boolean" office:boolean-value="false" calcext:value-type="boolean">
            <text:p>FALSE</text:p>
          </table:table-cell>
          <table:table-cell table:formula="of:=[.E38]*([.$A$2]/1000)" office:value-type="float" office:value="702.8" calcext:value-type="float">
            <text:p>702.8</text:p>
          </table:table-cell>
          <table:table-cell table:formula="of:=FLOOR([.K38]/8)" office:value-type="float" office:value="87" calcext:value-type="float">
            <text:p>87</text:p>
          </table:table-cell>
          <table:table-cell table:formula="of:=FLOOR([.E38]*60)" office:value-type="float" office:value="105420" calcext:value-type="float">
            <text:p>105420</text:p>
          </table:table-cell>
          <table:table-cell table:formula="of:=FLOOR(([.E38]*60)/8)" office:value-type="float" office:value="13177" calcext:value-type="float">
            <text:p>13177</text:p>
          </table:table-cell>
          <table:table-cell table:formula="of:=FLOOR(1048576/[.N38])"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5" calcext:value-type="float">
            <text:p>-125</text:p>
          </table:table-cell>
          <table:table-cell table:formula="of:=FLOOR([.A39]*[.B39]*1000/POWER(2; [.A39])*[.C39])" office:value-type="float" office:value="3515" calcext:value-type="float">
            <text:p>3515</text:p>
          </table:table-cell>
          <table:table-cell table:formula="of:=FLOOR(1000/[.E39]*64*8)" office:value-type="float" office:value="145" calcext:value-type="float">
            <text:p>145</text:p>
          </table:table-cell>
          <table:table-cell table:formula="of:=FLOOR(1000/[.E39]*512*8)" office:value-type="float" office:value="1165" calcext:value-type="float">
            <text:p>1165</text:p>
          </table:table-cell>
          <table:table-cell/>
          <table:table-cell table:formula="of:=[.F39]&lt;=[.$A$2]" office:value-type="boolean" office:boolean-value="true" calcext:value-type="boolean">
            <text:p>TRUE</text:p>
          </table:table-cell>
          <table:table-cell table:formula="of:=[.G39]&lt;=[.$A$2]" office:value-type="boolean" office:boolean-value="false" calcext:value-type="boolean">
            <text:p>FALSE</text:p>
          </table:table-cell>
          <table:table-cell table:formula="of:=[.E39]*([.$A$2]/1000)" office:value-type="float" office:value="1406" calcext:value-type="float">
            <text:p>1406</text:p>
          </table:table-cell>
          <table:table-cell table:formula="of:=FLOOR([.K39]/8)" office:value-type="float" office:value="175" calcext:value-type="float">
            <text:p>175</text:p>
          </table:table-cell>
          <table:table-cell table:formula="of:=FLOOR([.E39]*60)" office:value-type="float" office:value="210900" calcext:value-type="float">
            <text:p>210900</text:p>
          </table:table-cell>
          <table:table-cell table:formula="of:=FLOOR(([.E39]*60)/8)" office:value-type="float" office:value="26362" calcext:value-type="float">
            <text:p>26362</text:p>
          </table:table-cell>
          <table:table-cell table:formula="of:=FLOOR(1048576/[.N39])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2" calcext:value-type="float">
            <text:p>-122</text:p>
          </table:table-cell>
          <table:table-cell table:formula="of:=FLOOR([.A40]*[.B40]*1000/POWER(2; [.A40])*[.C40])" office:value-type="float" office:value="7031" calcext:value-type="float">
            <text:p>7031</text:p>
          </table:table-cell>
          <table:table-cell table:formula="of:=FLOOR(1000/[.E40]*64*8)" office:value-type="float" office:value="72" calcext:value-type="float">
            <text:p>72</text:p>
          </table:table-cell>
          <table:table-cell table:formula="of:=FLOOR(1000/[.E40]*512*8)" office:value-type="float" office:value="582" calcext:value-type="float">
            <text:p>582</text:p>
          </table:table-cell>
          <table:table-cell/>
          <table:table-cell table:formula="of:=[.F40]&lt;=[.$A$2]" office:value-type="boolean" office:boolean-value="true" calcext:value-type="boolean">
            <text:p>TRUE</text:p>
          </table:table-cell>
          <table:table-cell table:formula="of:=[.G40]&lt;=[.$A$2]" office:value-type="boolean" office:boolean-value="false" calcext:value-type="boolean">
            <text:p>FALSE</text:p>
          </table:table-cell>
          <table:table-cell table:formula="of:=[.E40]*([.$A$2]/1000)" office:value-type="float" office:value="2812.4" calcext:value-type="float">
            <text:p>2812.4</text:p>
          </table:table-cell>
          <table:table-cell table:formula="of:=FLOOR([.K40]/8)" office:value-type="float" office:value="351" calcext:value-type="float">
            <text:p>351</text:p>
          </table:table-cell>
          <table:table-cell table:formula="of:=FLOOR([.E40]*60)" office:value-type="float" office:value="421860" calcext:value-type="float">
            <text:p>421860</text:p>
          </table:table-cell>
          <table:table-cell table:formula="of:=FLOOR(([.E40]*60)/8)" office:value-type="float" office:value="52732" calcext:value-type="float">
            <text:p>52732</text:p>
          </table:table-cell>
          <table:table-cell table:formula="of:=FLOOR(1048576/[.N40]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9" calcext:value-type="float">
            <text:p>-129</text:p>
          </table:table-cell>
          <table:table-cell table:style-name="Default" table:formula="of:=FLOOR([.A42]*[.B42]*1000/POWER(2; [.A42])*[.C42])" office:value-type="float" office:value="976" calcext:value-type="float">
            <text:p>976</text:p>
          </table:table-cell>
          <table:table-cell table:style-name="Default" table:formula="of:=FLOOR(1000/[.E42]*64*8)" office:value-type="float" office:value="524" calcext:value-type="float">
            <text:p>524</text:p>
          </table:table-cell>
          <table:table-cell table:formula="of:=FLOOR(1000/[.E42]*512*8)" office:value-type="float" office:value="4196" calcext:value-type="float">
            <text:p>4196</text:p>
          </table:table-cell>
          <table:table-cell/>
          <table:table-cell table:style-name="ce4" table:formula="of:=[.F42]&lt;=[.$A$2]" office:value-type="boolean" office:boolean-value="false" calcext:value-type="boolean">
            <text:p>FALSE</text:p>
          </table:table-cell>
          <table:table-cell table:formula="of:=[.G42]&lt;=[.$A$2]" office:value-type="boolean" office:boolean-value="false" calcext:value-type="boolean">
            <text:p>FALSE</text:p>
          </table:table-cell>
          <table:table-cell table:formula="of:=[.E42]*([.$A$2]/1000)" office:value-type="float" office:value="390.4" calcext:value-type="float">
            <text:p>390.4</text:p>
          </table:table-cell>
          <table:table-cell table:formula="of:=FLOOR([.K42]/8)" office:value-type="float" office:value="48" calcext:value-type="float">
            <text:p>48</text:p>
          </table:table-cell>
          <table:table-cell table:formula="of:=FLOOR([.E42]*60)" office:value-type="float" office:value="58560" calcext:value-type="float">
            <text:p>58560</text:p>
          </table:table-cell>
          <table:table-cell table:formula="of:=FLOOR(([.E42]*60)/8)" office:value-type="float" office:value="7320" calcext:value-type="float">
            <text:p>7320</text:p>
          </table:table-cell>
          <table:table-cell table:formula="of:=FLOOR(1048576/[.N42])"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6" calcext:value-type="float">
            <text:p>-126</text:p>
          </table:table-cell>
          <table:table-cell table:formula="of:=FLOOR([.A43]*[.B43]*1000/POWER(2; [.A43])*[.C43])" office:value-type="float" office:value="1953" calcext:value-type="float">
            <text:p>1953</text:p>
          </table:table-cell>
          <table:table-cell table:formula="of:=FLOOR(1000/[.E43]*64*8)" office:value-type="float" office:value="262" calcext:value-type="float">
            <text:p>262</text:p>
          </table:table-cell>
          <table:table-cell table:formula="of:=FLOOR(1000/[.E43]*512*8)" office:value-type="float" office:value="2097" calcext:value-type="float">
            <text:p>2097</text:p>
          </table:table-cell>
          <table:table-cell/>
          <table:table-cell table:formula="of:=[.F43]&lt;=[.$A$2]" office:value-type="boolean" office:boolean-value="true" calcext:value-type="boolean">
            <text:p>TRUE</text:p>
          </table:table-cell>
          <table:table-cell table:formula="of:=[.G43]&lt;=[.$A$2]" office:value-type="boolean" office:boolean-value="false" calcext:value-type="boolean">
            <text:p>FALSE</text:p>
          </table:table-cell>
          <table:table-cell table:formula="of:=[.E43]*([.$A$2]/1000)" office:value-type="float" office:value="781.2" calcext:value-type="float">
            <text:p>781.2</text:p>
          </table:table-cell>
          <table:table-cell table:formula="of:=FLOOR([.K43]/8)" office:value-type="float" office:value="97" calcext:value-type="float">
            <text:p>97</text:p>
          </table:table-cell>
          <table:table-cell table:formula="of:=FLOOR([.E43]*60)" office:value-type="float" office:value="117180" calcext:value-type="float">
            <text:p>117180</text:p>
          </table:table-cell>
          <table:table-cell table:formula="of:=FLOOR(([.E43]*60)/8)" office:value-type="float" office:value="14647" calcext:value-type="float">
            <text:p>14647</text:p>
          </table:table-cell>
          <table:table-cell table:formula="of:=FLOOR(1048576/[.N43])"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3" calcext:value-type="float">
            <text:p>-123</text:p>
          </table:table-cell>
          <table:table-cell table:formula="of:=FLOOR([.A44]*[.B44]*1000/POWER(2; [.A44])*[.C44])" office:value-type="float" office:value="3906" calcext:value-type="float">
            <text:p>3906</text:p>
          </table:table-cell>
          <table:table-cell table:formula="of:=FLOOR(1000/[.E44]*64*8)" office:value-type="float" office:value="131" calcext:value-type="float">
            <text:p>131</text:p>
          </table:table-cell>
          <table:table-cell table:formula="of:=FLOOR(1000/[.E44]*512*8)" office:value-type="float" office:value="1048" calcext:value-type="float">
            <text:p>1048</text:p>
          </table:table-cell>
          <table:table-cell/>
          <table:table-cell table:formula="of:=[.F44]&lt;=[.$A$2]" office:value-type="boolean" office:boolean-value="true" calcext:value-type="boolean">
            <text:p>TRUE</text:p>
          </table:table-cell>
          <table:table-cell table:formula="of:=[.G44]&lt;=[.$A$2]" office:value-type="boolean" office:boolean-value="false" calcext:value-type="boolean">
            <text:p>FALSE</text:p>
          </table:table-cell>
          <table:table-cell table:formula="of:=[.E44]*([.$A$2]/1000)" office:value-type="float" office:value="1562.4" calcext:value-type="float">
            <text:p>1562.4</text:p>
          </table:table-cell>
          <table:table-cell table:formula="of:=FLOOR([.K44]/8)" office:value-type="float" office:value="195" calcext:value-type="float">
            <text:p>195</text:p>
          </table:table-cell>
          <table:table-cell table:formula="of:=FLOOR([.E44]*60)" office:value-type="float" office:value="234360" calcext:value-type="float">
            <text:p>234360</text:p>
          </table:table-cell>
          <table:table-cell table:formula="of:=FLOOR(([.E44]*60)/8)" office:value-type="float" office:value="29295" calcext:value-type="float">
            <text:p>29295</text:p>
          </table:table-cell>
          <table:table-cell table:formula="of:=FLOOR(1048576/[.N44])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9" calcext:value-type="float">
            <text:p>-119</text:p>
          </table:table-cell>
          <table:table-cell table:formula="of:=FLOOR([.A45]*[.B45]*1000/POWER(2; [.A45])*[.C45])" office:value-type="float" office:value="7812" calcext:value-type="float">
            <text:p>7812</text:p>
          </table:table-cell>
          <table:table-cell table:formula="of:=FLOOR(1000/[.E45]*64*8)" office:value-type="float" office:value="65" calcext:value-type="float">
            <text:p>65</text:p>
          </table:table-cell>
          <table:table-cell table:formula="of:=FLOOR(1000/[.E45]*512*8)" office:value-type="float" office:value="524" calcext:value-type="float">
            <text:p>524</text:p>
          </table:table-cell>
          <table:table-cell/>
          <table:table-cell table:formula="of:=[.F45]&lt;=[.$A$2]" office:value-type="boolean" office:boolean-value="true" calcext:value-type="boolean">
            <text:p>TRUE</text:p>
          </table:table-cell>
          <table:table-cell table:formula="of:=[.G45]&lt;=[.$A$2]" office:value-type="boolean" office:boolean-value="false" calcext:value-type="boolean">
            <text:p>FALSE</text:p>
          </table:table-cell>
          <table:table-cell table:formula="of:=[.E45]*([.$A$2]/1000)" office:value-type="float" office:value="3124.8" calcext:value-type="float">
            <text:p>3124.8</text:p>
          </table:table-cell>
          <table:table-cell table:formula="of:=FLOOR([.K45]/8)" office:value-type="float" office:value="390" calcext:value-type="float">
            <text:p>390</text:p>
          </table:table-cell>
          <table:table-cell table:formula="of:=FLOOR([.E45]*60)" office:value-type="float" office:value="468720" calcext:value-type="float">
            <text:p>468720</text:p>
          </table:table-cell>
          <table:table-cell table:formula="of:=FLOOR(([.E45]*60)/8)" office:value-type="float" office:value="58590" calcext:value-type="float">
            <text:p>58590</text:p>
          </table:table-cell>
          <table:table-cell table:formula="of:=FLOOR(1048576/[.N45]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9" calcext:value-type="float">
            <text:p>-129</text:p>
          </table:table-cell>
          <table:table-cell table:formula="of:=FLOOR([.A46]*[.B46]*1000/POWER(2; [.A46])*[.C46])" office:value-type="float" office:value="1562" calcext:value-type="float">
            <text:p>1562</text:p>
          </table:table-cell>
          <table:table-cell table:formula="of:=FLOOR(1000/[.E46]*64*8)" office:value-type="float" office:value="327" calcext:value-type="float">
            <text:p>327</text:p>
          </table:table-cell>
          <table:table-cell table:formula="of:=FLOOR(1000/[.E46]*512*8)" office:value-type="float" office:value="2622" calcext:value-type="float">
            <text:p>2622</text:p>
          </table:table-cell>
          <table:table-cell/>
          <table:table-cell table:formula="of:=[.F46]&lt;=[.$A$2]" office:value-type="boolean" office:boolean-value="true" calcext:value-type="boolean">
            <text:p>TRUE</text:p>
          </table:table-cell>
          <table:table-cell table:formula="of:=[.G46]&lt;=[.$A$2]" office:value-type="boolean" office:boolean-value="false" calcext:value-type="boolean">
            <text:p>FALSE</text:p>
          </table:table-cell>
          <table:table-cell table:formula="of:=[.E46]*([.$A$2]/1000)" office:value-type="float" office:value="624.8" calcext:value-type="float">
            <text:p>624.8</text:p>
          </table:table-cell>
          <table:table-cell table:formula="of:=FLOOR([.K46]/8)" office:value-type="float" office:value="78" calcext:value-type="float">
            <text:p>78</text:p>
          </table:table-cell>
          <table:table-cell table:formula="of:=FLOOR([.E46]*60)" office:value-type="float" office:value="93720" calcext:value-type="float">
            <text:p>93720</text:p>
          </table:table-cell>
          <table:table-cell table:formula="of:=FLOOR(([.E46]*60)/8)" office:value-type="float" office:value="11715" calcext:value-type="float">
            <text:p>11715</text:p>
          </table:table-cell>
          <table:table-cell table:formula="of:=FLOOR(1048576/[.N46])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6" calcext:value-type="float">
            <text:p>-126</text:p>
          </table:table-cell>
          <table:table-cell table:formula="of:=FLOOR([.A47]*[.B47]*1000/POWER(2; [.A47])*[.C47])" office:value-type="float" office:value="3125" calcext:value-type="float">
            <text:p>3125</text:p>
          </table:table-cell>
          <table:table-cell table:formula="of:=FLOOR(1000/[.E47]*64*8)" office:value-type="float" office:value="163" calcext:value-type="float">
            <text:p>163</text:p>
          </table:table-cell>
          <table:table-cell table:formula="of:=FLOOR(1000/[.E47]*512*8)" office:value-type="float" office:value="1310" calcext:value-type="float">
            <text:p>1310</text:p>
          </table:table-cell>
          <table:table-cell/>
          <table:table-cell table:formula="of:=[.F47]&lt;=[.$A$2]" office:value-type="boolean" office:boolean-value="true" calcext:value-type="boolean">
            <text:p>TRUE</text:p>
          </table:table-cell>
          <table:table-cell table:formula="of:=[.G47]&lt;=[.$A$2]" office:value-type="boolean" office:boolean-value="false" calcext:value-type="boolean">
            <text:p>FALSE</text:p>
          </table:table-cell>
          <table:table-cell table:formula="of:=[.E47]*([.$A$2]/1000)" office:value-type="float" office:value="1250" calcext:value-type="float">
            <text:p>1250</text:p>
          </table:table-cell>
          <table:table-cell table:formula="of:=FLOOR([.K47]/8)" office:value-type="float" office:value="156" calcext:value-type="float">
            <text:p>156</text:p>
          </table:table-cell>
          <table:table-cell table:formula="of:=FLOOR([.E47]*60)" office:value-type="float" office:value="187500" calcext:value-type="float">
            <text:p>187500</text:p>
          </table:table-cell>
          <table:table-cell table:formula="of:=FLOOR(([.E47]*60)/8)" office:value-type="float" office:value="23437" calcext:value-type="float">
            <text:p>23437</text:p>
          </table:table-cell>
          <table:table-cell table:formula="of:=FLOOR(1048576/[.N47])"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3" calcext:value-type="float">
            <text:p>-123</text:p>
          </table:table-cell>
          <table:table-cell table:formula="of:=FLOOR([.A48]*[.B48]*1000/POWER(2; [.A48])*[.C48])" office:value-type="float" office:value="6250" calcext:value-type="float">
            <text:p>6250</text:p>
          </table:table-cell>
          <table:table-cell table:formula="of:=FLOOR(1000/[.E48]*64*8)" office:value-type="float" office:value="81" calcext:value-type="float">
            <text:p>81</text:p>
          </table:table-cell>
          <table:table-cell table:formula="of:=FLOOR(1000/[.E48]*512*8)" office:value-type="float" office:value="655" calcext:value-type="float">
            <text:p>655</text:p>
          </table:table-cell>
          <table:table-cell/>
          <table:table-cell table:formula="of:=[.F48]&lt;=[.$A$2]" office:value-type="boolean" office:boolean-value="true" calcext:value-type="boolean">
            <text:p>TRUE</text:p>
          </table:table-cell>
          <table:table-cell table:formula="of:=[.G48]&lt;=[.$A$2]" office:value-type="boolean" office:boolean-value="false" calcext:value-type="boolean">
            <text:p>FALSE</text:p>
          </table:table-cell>
          <table:table-cell table:formula="of:=[.E48]*([.$A$2]/1000)" office:value-type="float" office:value="2500" calcext:value-type="float">
            <text:p>2500</text:p>
          </table:table-cell>
          <table:table-cell table:formula="of:=FLOOR([.K48]/8)" office:value-type="float" office:value="312" calcext:value-type="float">
            <text:p>312</text:p>
          </table:table-cell>
          <table:table-cell table:formula="of:=FLOOR([.E48]*60)" office:value-type="float" office:value="375000" calcext:value-type="float">
            <text:p>375000</text:p>
          </table:table-cell>
          <table:table-cell table:formula="of:=FLOOR(([.E48]*60)/8)" office:value-type="float" office:value="46875" calcext:value-type="float">
            <text:p>46875</text:p>
          </table:table-cell>
          <table:table-cell table:formula="of:=FLOOR(1048576/[.N48]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9" calcext:value-type="float">
            <text:p>-119</text:p>
          </table:table-cell>
          <table:table-cell table:formula="of:=FLOOR([.A49]*[.B49]*1000/POWER(2; [.A49])*[.C49])" office:value-type="float" office:value="12500" calcext:value-type="float">
            <text:p>12500</text:p>
          </table:table-cell>
          <table:table-cell table:formula="of:=FLOOR(1000/[.E49]*64*8)" office:value-type="float" office:value="40" calcext:value-type="float">
            <text:p>40</text:p>
          </table:table-cell>
          <table:table-cell table:style-name="ce1" table:formula="of:=FLOOR(1000/[.E49]*512*8)" office:value-type="float" office:value="327" calcext:value-type="float">
            <text:p>327</text:p>
          </table:table-cell>
          <table:table-cell/>
          <table:table-cell table:formula="of:=[.F49]&lt;=[.$A$2]" office:value-type="boolean" office:boolean-value="true" calcext:value-type="boolean">
            <text:p>TRUE</text:p>
          </table:table-cell>
          <table:table-cell table:style-name="ce6" table:formula="of:=[.G49]&lt;=[.$A$2]" office:value-type="boolean" office:boolean-value="true" calcext:value-type="boolean">
            <text:p>TRUE</text:p>
          </table:table-cell>
          <table:table-cell table:formula="of:=[.E49]*([.$A$2]/1000)" office:value-type="float" office:value="5000" calcext:value-type="float">
            <text:p>5000</text:p>
          </table:table-cell>
          <table:table-cell table:formula="of:=FLOOR([.K49]/8)" office:value-type="float" office:value="625" calcext:value-type="float">
            <text:p>625</text:p>
          </table:table-cell>
          <table:table-cell table:formula="of:=FLOOR([.E49]*60)" office:value-type="float" office:value="750000" calcext:value-type="float">
            <text:p>750000</text:p>
          </table:table-cell>
          <table:table-cell table:formula="of:=FLOOR(([.E49]*60)/8)" office:value-type="float" office:value="93750" calcext:value-type="float">
            <text:p>93750</text:p>
          </table:table-cell>
          <table:table-cell table:formula="of:=FLOOR(1048576/[.N49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6" calcext:value-type="float">
            <text:p>-126</text:p>
          </table:table-cell>
          <table:table-cell table:formula="of:=FLOOR([.A51]*[.B51]*1000/POWER(2; [.A51])*[.C51])" office:value-type="float" office:value="1708" calcext:value-type="float">
            <text:p>1708</text:p>
          </table:table-cell>
          <table:table-cell table:formula="of:=FLOOR(1000/[.E51]*64*8)" office:value-type="float" office:value="299" calcext:value-type="float">
            <text:p>299</text:p>
          </table:table-cell>
          <table:table-cell table:formula="of:=FLOOR(1000/[.E51]*512*8)" office:value-type="float" office:value="2398" calcext:value-type="float">
            <text:p>2398</text:p>
          </table:table-cell>
          <table:table-cell/>
          <table:table-cell table:formula="of:=[.F51]&lt;=[.$A$2]" office:value-type="boolean" office:boolean-value="true" calcext:value-type="boolean">
            <text:p>TRUE</text:p>
          </table:table-cell>
          <table:table-cell table:formula="of:=[.G51]&lt;=[.$A$2]" office:value-type="boolean" office:boolean-value="false" calcext:value-type="boolean">
            <text:p>FALSE</text:p>
          </table:table-cell>
          <table:table-cell table:formula="of:=[.E51]*([.$A$2]/1000)" office:value-type="float" office:value="683.2" calcext:value-type="float">
            <text:p>683.2</text:p>
          </table:table-cell>
          <table:table-cell table:formula="of:=FLOOR([.K51]/8)" office:value-type="float" office:value="85" calcext:value-type="float">
            <text:p>85</text:p>
          </table:table-cell>
          <table:table-cell table:formula="of:=FLOOR([.E51]*60)" office:value-type="float" office:value="102480" calcext:value-type="float">
            <text:p>102480</text:p>
          </table:table-cell>
          <table:table-cell table:formula="of:=FLOOR(([.E51]*60)/8)" office:value-type="float" office:value="12810" calcext:value-type="float">
            <text:p>12810</text:p>
          </table:table-cell>
          <table:table-cell table:formula="of:=FLOOR(1048576/[.N51])"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3" calcext:value-type="float">
            <text:p>-123</text:p>
          </table:table-cell>
          <table:table-cell table:formula="of:=FLOOR([.A52]*[.B52]*1000/POWER(2; [.A52])*[.C52])" office:value-type="float" office:value="3417" calcext:value-type="float">
            <text:p>3417</text:p>
          </table:table-cell>
          <table:table-cell table:formula="of:=FLOOR(1000/[.E52]*64*8)" office:value-type="float" office:value="149" calcext:value-type="float">
            <text:p>149</text:p>
          </table:table-cell>
          <table:table-cell table:formula="of:=FLOOR(1000/[.E52]*512*8)" office:value-type="float" office:value="1198" calcext:value-type="float">
            <text:p>1198</text:p>
          </table:table-cell>
          <table:table-cell/>
          <table:table-cell table:formula="of:=[.F52]&lt;=[.$A$2]" office:value-type="boolean" office:boolean-value="true" calcext:value-type="boolean">
            <text:p>TRUE</text:p>
          </table:table-cell>
          <table:table-cell table:formula="of:=[.G52]&lt;=[.$A$2]" office:value-type="boolean" office:boolean-value="false" calcext:value-type="boolean">
            <text:p>FALSE</text:p>
          </table:table-cell>
          <table:table-cell table:formula="of:=[.E52]*([.$A$2]/1000)" office:value-type="float" office:value="1366.8" calcext:value-type="float">
            <text:p>1366.8</text:p>
          </table:table-cell>
          <table:table-cell table:formula="of:=FLOOR([.K52]/8)" office:value-type="float" office:value="170" calcext:value-type="float">
            <text:p>170</text:p>
          </table:table-cell>
          <table:table-cell table:formula="of:=FLOOR([.E52]*60)" office:value-type="float" office:value="205020" calcext:value-type="float">
            <text:p>205020</text:p>
          </table:table-cell>
          <table:table-cell table:formula="of:=FLOOR(([.E52]*60)/8)" office:value-type="float" office:value="25627" calcext:value-type="float">
            <text:p>25627</text:p>
          </table:table-cell>
          <table:table-cell table:formula="of:=FLOOR(1048576/[.N52])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0" calcext:value-type="float">
            <text:p>-120</text:p>
          </table:table-cell>
          <table:table-cell table:formula="of:=FLOOR([.A53]*[.B53]*1000/POWER(2; [.A53])*[.C53])" office:value-type="float" office:value="6835" calcext:value-type="float">
            <text:p>6835</text:p>
          </table:table-cell>
          <table:table-cell table:formula="of:=FLOOR(1000/[.E53]*64*8)" office:value-type="float" office:value="74" calcext:value-type="float">
            <text:p>74</text:p>
          </table:table-cell>
          <table:table-cell table:formula="of:=FLOOR(1000/[.E53]*512*8)" office:value-type="float" office:value="599" calcext:value-type="float">
            <text:p>599</text:p>
          </table:table-cell>
          <table:table-cell/>
          <table:table-cell table:formula="of:=[.F53]&lt;=[.$A$2]" office:value-type="boolean" office:boolean-value="true" calcext:value-type="boolean">
            <text:p>TRUE</text:p>
          </table:table-cell>
          <table:table-cell table:formula="of:=[.G53]&lt;=[.$A$2]" office:value-type="boolean" office:boolean-value="false" calcext:value-type="boolean">
            <text:p>FALSE</text:p>
          </table:table-cell>
          <table:table-cell table:formula="of:=[.E53]*([.$A$2]/1000)" office:value-type="float" office:value="2734" calcext:value-type="float">
            <text:p>2734</text:p>
          </table:table-cell>
          <table:table-cell table:formula="of:=FLOOR([.K53]/8)" office:value-type="float" office:value="341" calcext:value-type="float">
            <text:p>341</text:p>
          </table:table-cell>
          <table:table-cell table:formula="of:=FLOOR([.E53]*60)" office:value-type="float" office:value="410100" calcext:value-type="float">
            <text:p>410100</text:p>
          </table:table-cell>
          <table:table-cell table:formula="of:=FLOOR(([.E53]*60)/8)" office:value-type="float" office:value="51262" calcext:value-type="float">
            <text:p>51262</text:p>
          </table:table-cell>
          <table:table-cell table:formula="of:=FLOOR(1048576/[.N53]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6" calcext:value-type="float">
            <text:p>-116</text:p>
          </table:table-cell>
          <table:table-cell table:formula="of:=FLOOR([.A54]*[.B54]*1000/POWER(2; [.A54])*[.C54])" office:value-type="float" office:value="13671" calcext:value-type="float">
            <text:p>13671</text:p>
          </table:table-cell>
          <table:table-cell table:formula="of:=FLOOR(1000/[.E54]*64*8)" office:value-type="float" office:value="37" calcext:value-type="float">
            <text:p>37</text:p>
          </table:table-cell>
          <table:table-cell table:style-name="ce1" table:formula="of:=FLOOR(1000/[.E54]*512*8)" office:value-type="float" office:value="299" calcext:value-type="float">
            <text:p>299</text:p>
          </table:table-cell>
          <table:table-cell/>
          <table:table-cell table:formula="of:=[.F54]&lt;=[.$A$2]" office:value-type="boolean" office:boolean-value="true" calcext:value-type="boolean">
            <text:p>TRUE</text:p>
          </table:table-cell>
          <table:table-cell table:style-name="ce6" table:formula="of:=[.G54]&lt;=[.$A$2]" office:value-type="boolean" office:boolean-value="true" calcext:value-type="boolean">
            <text:p>TRUE</text:p>
          </table:table-cell>
          <table:table-cell table:formula="of:=[.E54]*([.$A$2]/1000)" office:value-type="float" office:value="5468.4" calcext:value-type="float">
            <text:p>5468.4</text:p>
          </table:table-cell>
          <table:table-cell table:formula="of:=FLOOR([.K54]/8)" office:value-type="float" office:value="683" calcext:value-type="float">
            <text:p>683</text:p>
          </table:table-cell>
          <table:table-cell table:formula="of:=FLOOR([.E54]*60)" office:value-type="float" office:value="820260" calcext:value-type="float">
            <text:p>820260</text:p>
          </table:table-cell>
          <table:table-cell table:formula="of:=FLOOR(([.E54]*60)/8)" office:value-type="float" office:value="102532" calcext:value-type="float">
            <text:p>102532</text:p>
          </table:table-cell>
          <table:table-cell table:formula="of:=FLOOR(1048576/[.N54]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6" calcext:value-type="float">
            <text:p>-126</text:p>
          </table:table-cell>
          <table:table-cell table:formula="of:=FLOOR([.A55]*[.B55]*1000/POWER(2; [.A55])*[.C55])" office:value-type="float" office:value="2734" calcext:value-type="float">
            <text:p>2734</text:p>
          </table:table-cell>
          <table:table-cell table:formula="of:=FLOOR(1000/[.E55]*64*8)" office:value-type="float" office:value="187" calcext:value-type="float">
            <text:p>187</text:p>
          </table:table-cell>
          <table:table-cell table:formula="of:=FLOOR(1000/[.E55]*512*8)" office:value-type="float" office:value="1498" calcext:value-type="float">
            <text:p>1498</text:p>
          </table:table-cell>
          <table:table-cell/>
          <table:table-cell table:formula="of:=[.F55]&lt;=[.$A$2]" office:value-type="boolean" office:boolean-value="true" calcext:value-type="boolean">
            <text:p>TRUE</text:p>
          </table:table-cell>
          <table:table-cell table:formula="of:=[.G55]&lt;=[.$A$2]" office:value-type="boolean" office:boolean-value="false" calcext:value-type="boolean">
            <text:p>FALSE</text:p>
          </table:table-cell>
          <table:table-cell table:formula="of:=[.E55]*([.$A$2]/1000)" office:value-type="float" office:value="1093.6" calcext:value-type="float">
            <text:p>1093.6</text:p>
          </table:table-cell>
          <table:table-cell table:formula="of:=FLOOR([.K55]/8)" office:value-type="float" office:value="136" calcext:value-type="float">
            <text:p>136</text:p>
          </table:table-cell>
          <table:table-cell table:formula="of:=FLOOR([.E55]*60)" office:value-type="float" office:value="164040" calcext:value-type="float">
            <text:p>164040</text:p>
          </table:table-cell>
          <table:table-cell table:formula="of:=FLOOR(([.E55]*60)/8)" office:value-type="float" office:value="20505" calcext:value-type="float">
            <text:p>20505</text:p>
          </table:table-cell>
          <table:table-cell table:formula="of:=FLOOR(1048576/[.N55])"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3" calcext:value-type="float">
            <text:p>-123</text:p>
          </table:table-cell>
          <table:table-cell table:formula="of:=FLOOR([.A56]*[.B56]*1000/POWER(2; [.A56])*[.C56])" office:value-type="float" office:value="5468" calcext:value-type="float">
            <text:p>5468</text:p>
          </table:table-cell>
          <table:table-cell table:formula="of:=FLOOR(1000/[.E56]*64*8)" office:value-type="float" office:value="93" calcext:value-type="float">
            <text:p>93</text:p>
          </table:table-cell>
          <table:table-cell table:formula="of:=FLOOR(1000/[.E56]*512*8)" office:value-type="float" office:value="749" calcext:value-type="float">
            <text:p>749</text:p>
          </table:table-cell>
          <table:table-cell/>
          <table:table-cell table:formula="of:=[.F56]&lt;=[.$A$2]" office:value-type="boolean" office:boolean-value="true" calcext:value-type="boolean">
            <text:p>TRUE</text:p>
          </table:table-cell>
          <table:table-cell table:formula="of:=[.G56]&lt;=[.$A$2]" office:value-type="boolean" office:boolean-value="false" calcext:value-type="boolean">
            <text:p>FALSE</text:p>
          </table:table-cell>
          <table:table-cell table:formula="of:=[.E56]*([.$A$2]/1000)" office:value-type="float" office:value="2187.2" calcext:value-type="float">
            <text:p>2187.2</text:p>
          </table:table-cell>
          <table:table-cell table:formula="of:=FLOOR([.K56]/8)" office:value-type="float" office:value="273" calcext:value-type="float">
            <text:p>273</text:p>
          </table:table-cell>
          <table:table-cell table:formula="of:=FLOOR([.E56]*60)" office:value-type="float" office:value="328080" calcext:value-type="float">
            <text:p>328080</text:p>
          </table:table-cell>
          <table:table-cell table:formula="of:=FLOOR(([.E56]*60)/8)" office:value-type="float" office:value="41010" calcext:value-type="float">
            <text:p>41010</text:p>
          </table:table-cell>
          <table:table-cell table:formula="of:=FLOOR(1048576/[.N56]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0" calcext:value-type="float">
            <text:p>-120</text:p>
          </table:table-cell>
          <table:table-cell table:formula="of:=FLOOR([.A57]*[.B57]*1000/POWER(2; [.A57])*[.C57])" office:value-type="float" office:value="10937" calcext:value-type="float">
            <text:p>10937</text:p>
          </table:table-cell>
          <table:table-cell table:formula="of:=FLOOR(1000/[.E57]*64*8)" office:value-type="float" office:value="46" calcext:value-type="float">
            <text:p>46</text:p>
          </table:table-cell>
          <table:table-cell table:style-name="ce1" table:formula="of:=FLOOR(1000/[.E57]*512*8)" office:value-type="float" office:value="374" calcext:value-type="float">
            <text:p>374</text:p>
          </table:table-cell>
          <table:table-cell/>
          <table:table-cell table:formula="of:=[.F57]&lt;=[.$A$2]" office:value-type="boolean" office:boolean-value="true" calcext:value-type="boolean">
            <text:p>TRUE</text:p>
          </table:table-cell>
          <table:table-cell table:style-name="ce6" table:formula="of:=[.G57]&lt;=[.$A$2]" office:value-type="boolean" office:boolean-value="true" calcext:value-type="boolean">
            <text:p>TRUE</text:p>
          </table:table-cell>
          <table:table-cell table:formula="of:=[.E57]*([.$A$2]/1000)" office:value-type="float" office:value="4374.8" calcext:value-type="float">
            <text:p>4374.8</text:p>
          </table:table-cell>
          <table:table-cell table:formula="of:=FLOOR([.K57]/8)" office:value-type="float" office:value="546" calcext:value-type="float">
            <text:p>546</text:p>
          </table:table-cell>
          <table:table-cell table:formula="of:=FLOOR([.E57]*60)" office:value-type="float" office:value="656220" calcext:value-type="float">
            <text:p>656220</text:p>
          </table:table-cell>
          <table:table-cell table:formula="of:=FLOOR(([.E57]*60)/8)" office:value-type="float" office:value="82027" calcext:value-type="float">
            <text:p>82027</text:p>
          </table:table-cell>
          <table:table-cell table:formula="of:=FLOOR(1048576/[.N57]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6" calcext:value-type="float">
            <text:p>-116</text:p>
          </table:table-cell>
          <table:table-cell table:formula="of:=FLOOR([.A58]*[.B58]*1000/POWER(2; [.A58])*[.C58])" office:value-type="float" office:value="21875" calcext:value-type="float">
            <text:p>21875</text:p>
          </table:table-cell>
          <table:table-cell table:formula="of:=FLOOR(1000/[.E58]*64*8)" office:value-type="float" office:value="23" calcext:value-type="float">
            <text:p>23</text:p>
          </table:table-cell>
          <table:table-cell table:style-name="ce1" table:formula="of:=FLOOR(1000/[.E58]*512*8)" office:value-type="float" office:value="187" calcext:value-type="float">
            <text:p>187</text:p>
          </table:table-cell>
          <table:table-cell/>
          <table:table-cell table:formula="of:=[.F58]&lt;=[.$A$2]" office:value-type="boolean" office:boolean-value="true" calcext:value-type="boolean">
            <text:p>TRUE</text:p>
          </table:table-cell>
          <table:table-cell table:style-name="ce6" table:formula="of:=[.G58]&lt;=[.$A$2]" office:value-type="boolean" office:boolean-value="true" calcext:value-type="boolean">
            <text:p>TRUE</text:p>
          </table:table-cell>
          <table:table-cell table:formula="of:=[.E58]*([.$A$2]/1000)" office:value-type="float" office:value="8750" calcext:value-type="float">
            <text:p>8750</text:p>
          </table:table-cell>
          <table:table-cell table:formula="of:=FLOOR([.K58]/8)" office:value-type="float" office:value="1093" calcext:value-type="float">
            <text:p>1093</text:p>
          </table:table-cell>
          <table:table-cell table:formula="of:=FLOOR([.E58]*60)" office:value-type="float" office:value="1312500" calcext:value-type="float">
            <text:p>1312500</text:p>
          </table:table-cell>
          <table:table-cell table:formula="of:=FLOOR(([.E58]*60)/8)" office:value-type="float" office:value="164062" calcext:value-type="float">
            <text:p>164062</text:p>
          </table:table-cell>
          <table:table-cell table:formula="of:=FLOOR(1048576/[.N58]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1" calcext:value-type="float">
            <text:p>-121</text:p>
          </table:table-cell>
          <table:table-cell table:formula="of:=FLOOR([.A60]*[.B60]*1000/POWER(2; [.A60])*[.C60])" office:value-type="float" office:value="2929" calcext:value-type="float">
            <text:p>2929</text:p>
          </table:table-cell>
          <table:table-cell table:formula="of:=FLOOR(1000/[.E60]*64*8)" office:value-type="float" office:value="174" calcext:value-type="float">
            <text:p>174</text:p>
          </table:table-cell>
          <table:table-cell table:formula="of:=FLOOR(1000/[.E60]*512*8)" office:value-type="float" office:value="1398" calcext:value-type="float">
            <text:p>1398</text:p>
          </table:table-cell>
          <table:table-cell/>
          <table:table-cell table:formula="of:=[.F60]&lt;=[.$A$2]" office:value-type="boolean" office:boolean-value="true" calcext:value-type="boolean">
            <text:p>TRUE</text:p>
          </table:table-cell>
          <table:table-cell table:formula="of:=[.G60]&lt;=[.$A$2]" office:value-type="boolean" office:boolean-value="false" calcext:value-type="boolean">
            <text:p>FALSE</text:p>
          </table:table-cell>
          <table:table-cell table:formula="of:=[.E60]*([.$A$2]/1000)" office:value-type="float" office:value="1171.6" calcext:value-type="float">
            <text:p>1171.6</text:p>
          </table:table-cell>
          <table:table-cell table:formula="of:=FLOOR([.K60]/8)" office:value-type="float" office:value="146" calcext:value-type="float">
            <text:p>146</text:p>
          </table:table-cell>
          <table:table-cell table:formula="of:=FLOOR([.E60]*60)" office:value-type="float" office:value="175740" calcext:value-type="float">
            <text:p>175740</text:p>
          </table:table-cell>
          <table:table-cell table:formula="of:=FLOOR(([.E60]*60)/8)" office:value-type="float" office:value="21967" calcext:value-type="float">
            <text:p>21967</text:p>
          </table:table-cell>
          <table:table-cell table:formula="of:=FLOOR(1048576/[.N60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18" calcext:value-type="float">
            <text:p>-118</text:p>
          </table:table-cell>
          <table:table-cell table:formula="of:=FLOOR([.A61]*[.B61]*1000/POWER(2; [.A61])*[.C61])" office:value-type="float" office:value="5859" calcext:value-type="float">
            <text:p>5859</text:p>
          </table:table-cell>
          <table:table-cell table:formula="of:=FLOOR(1000/[.E61]*64*8)" office:value-type="float" office:value="87" calcext:value-type="float">
            <text:p>87</text:p>
          </table:table-cell>
          <table:table-cell table:formula="of:=FLOOR(1000/[.E61]*512*8)" office:value-type="float" office:value="699" calcext:value-type="float">
            <text:p>699</text:p>
          </table:table-cell>
          <table:table-cell/>
          <table:table-cell table:formula="of:=[.F61]&lt;=[.$A$2]" office:value-type="boolean" office:boolean-value="true" calcext:value-type="boolean">
            <text:p>TRUE</text:p>
          </table:table-cell>
          <table:table-cell table:formula="of:=[.G61]&lt;=[.$A$2]" office:value-type="boolean" office:boolean-value="false" calcext:value-type="boolean">
            <text:p>FALSE</text:p>
          </table:table-cell>
          <table:table-cell table:formula="of:=[.E61]*([.$A$2]/1000)" office:value-type="float" office:value="2343.6" calcext:value-type="float">
            <text:p>2343.6</text:p>
          </table:table-cell>
          <table:table-cell table:formula="of:=FLOOR([.K61]/8)" office:value-type="float" office:value="292" calcext:value-type="float">
            <text:p>292</text:p>
          </table:table-cell>
          <table:table-cell table:formula="of:=FLOOR([.E61]*60)" office:value-type="float" office:value="351540" calcext:value-type="float">
            <text:p>351540</text:p>
          </table:table-cell>
          <table:table-cell table:formula="of:=FLOOR(([.E61]*60)/8)" office:value-type="float" office:value="43942" calcext:value-type="float">
            <text:p>43942</text:p>
          </table:table-cell>
          <table:table-cell table:formula="of:=FLOOR(1048576/[.N61]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15" calcext:value-type="float">
            <text:p>-115</text:p>
          </table:table-cell>
          <table:table-cell table:formula="of:=FLOOR([.A62]*[.B62]*1000/POWER(2; [.A62])*[.C62])" office:value-type="float" office:value="11718" calcext:value-type="float">
            <text:p>11718</text:p>
          </table:table-cell>
          <table:table-cell table:formula="of:=FLOOR(1000/[.E62]*64*8)" office:value-type="float" office:value="43" calcext:value-type="float">
            <text:p>43</text:p>
          </table:table-cell>
          <table:table-cell table:style-name="ce1" table:formula="of:=FLOOR(1000/[.E62]*512*8)" office:value-type="float" office:value="349" calcext:value-type="float">
            <text:p>349</text:p>
          </table:table-cell>
          <table:table-cell/>
          <table:table-cell table:formula="of:=[.F62]&lt;=[.$A$2]" office:value-type="boolean" office:boolean-value="true" calcext:value-type="boolean">
            <text:p>TRUE</text:p>
          </table:table-cell>
          <table:table-cell table:style-name="ce6" table:formula="of:=[.G62]&lt;=[.$A$2]" office:value-type="boolean" office:boolean-value="true" calcext:value-type="boolean">
            <text:p>TRUE</text:p>
          </table:table-cell>
          <table:table-cell table:formula="of:=[.E62]*([.$A$2]/1000)" office:value-type="float" office:value="4687.2" calcext:value-type="float">
            <text:p>4687.2</text:p>
          </table:table-cell>
          <table:table-cell table:formula="of:=FLOOR([.K62]/8)" office:value-type="float" office:value="585" calcext:value-type="float">
            <text:p>585</text:p>
          </table:table-cell>
          <table:table-cell table:formula="of:=FLOOR([.E62]*60)" office:value-type="float" office:value="703080" calcext:value-type="float">
            <text:p>703080</text:p>
          </table:table-cell>
          <table:table-cell table:formula="of:=FLOOR(([.E62]*60)/8)" office:value-type="float" office:value="87885" calcext:value-type="float">
            <text:p>87885</text:p>
          </table:table-cell>
          <table:table-cell table:formula="of:=FLOOR(1048576/[.N62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1" calcext:value-type="float">
            <text:p>-111</text:p>
          </table:table-cell>
          <table:table-cell table:formula="of:=FLOOR([.A63]*[.B63]*1000/POWER(2; [.A63])*[.C63])" office:value-type="float" office:value="23437" calcext:value-type="float">
            <text:p>23437</text:p>
          </table:table-cell>
          <table:table-cell table:formula="of:=FLOOR(1000/[.E63]*64*8)" office:value-type="float" office:value="21" calcext:value-type="float">
            <text:p>21</text:p>
          </table:table-cell>
          <table:table-cell table:style-name="ce1" table:formula="of:=FLOOR(1000/[.E63]*512*8)" office:value-type="float" office:value="174" calcext:value-type="float">
            <text:p>174</text:p>
          </table:table-cell>
          <table:table-cell/>
          <table:table-cell table:formula="of:=[.F63]&lt;=[.$A$2]" office:value-type="boolean" office:boolean-value="true" calcext:value-type="boolean">
            <text:p>TRUE</text:p>
          </table:table-cell>
          <table:table-cell table:style-name="ce6" table:formula="of:=[.G63]&lt;=[.$A$2]" office:value-type="boolean" office:boolean-value="true" calcext:value-type="boolean">
            <text:p>TRUE</text:p>
          </table:table-cell>
          <table:table-cell table:formula="of:=[.E63]*([.$A$2]/1000)" office:value-type="float" office:value="9374.8" calcext:value-type="float">
            <text:p>9374.8</text:p>
          </table:table-cell>
          <table:table-cell table:formula="of:=FLOOR([.K63]/8)" office:value-type="float" office:value="1171" calcext:value-type="float">
            <text:p>1171</text:p>
          </table:table-cell>
          <table:table-cell table:formula="of:=FLOOR([.E63]*60)" office:value-type="float" office:value="1406220" calcext:value-type="float">
            <text:p>1406220</text:p>
          </table:table-cell>
          <table:table-cell table:formula="of:=FLOOR(([.E63]*60)/8)" office:value-type="float" office:value="175777" calcext:value-type="float">
            <text:p>175777</text:p>
          </table:table-cell>
          <table:table-cell table:formula="of:=FLOOR(1048576/[.N63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1" calcext:value-type="float">
            <text:p>-121</text:p>
          </table:table-cell>
          <table:table-cell table:formula="of:=FLOOR([.A64]*[.B64]*1000/POWER(2; [.A64])*[.C64])" office:value-type="float" office:value="4687" calcext:value-type="float">
            <text:p>4687</text:p>
          </table:table-cell>
          <table:table-cell table:formula="of:=FLOOR(1000/[.E64]*64*8)" office:value-type="float" office:value="109" calcext:value-type="float">
            <text:p>109</text:p>
          </table:table-cell>
          <table:table-cell table:formula="of:=FLOOR(1000/[.E64]*512*8)" office:value-type="float" office:value="873" calcext:value-type="float">
            <text:p>873</text:p>
          </table:table-cell>
          <table:table-cell/>
          <table:table-cell table:formula="of:=[.F64]&lt;=[.$A$2]" office:value-type="boolean" office:boolean-value="true" calcext:value-type="boolean">
            <text:p>TRUE</text:p>
          </table:table-cell>
          <table:table-cell table:formula="of:=[.G64]&lt;=[.$A$2]" office:value-type="boolean" office:boolean-value="false" calcext:value-type="boolean">
            <text:p>FALSE</text:p>
          </table:table-cell>
          <table:table-cell table:formula="of:=[.E64]*([.$A$2]/1000)" office:value-type="float" office:value="1874.8" calcext:value-type="float">
            <text:p>1874.8</text:p>
          </table:table-cell>
          <table:table-cell table:formula="of:=FLOOR([.K64]/8)" office:value-type="float" office:value="234" calcext:value-type="float">
            <text:p>234</text:p>
          </table:table-cell>
          <table:table-cell table:formula="of:=FLOOR([.E64]*60)" office:value-type="float" office:value="281220" calcext:value-type="float">
            <text:p>281220</text:p>
          </table:table-cell>
          <table:table-cell table:formula="of:=FLOOR(([.E64]*60)/8)" office:value-type="float" office:value="35152" calcext:value-type="float">
            <text:p>35152</text:p>
          </table:table-cell>
          <table:table-cell table:formula="of:=FLOOR(1048576/[.N64])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18" calcext:value-type="float">
            <text:p>-118</text:p>
          </table:table-cell>
          <table:table-cell table:formula="of:=FLOOR([.A65]*[.B65]*1000/POWER(2; [.A65])*[.C65])" office:value-type="float" office:value="9375" calcext:value-type="float">
            <text:p>9375</text:p>
          </table:table-cell>
          <table:table-cell table:formula="of:=FLOOR(1000/[.E65]*64*8)" office:value-type="float" office:value="54" calcext:value-type="float">
            <text:p>54</text:p>
          </table:table-cell>
          <table:table-cell table:style-name="ce2" table:formula="of:=FLOOR(1000/[.E65]*512*8)" office:value-type="float" office:value="436" calcext:value-type="float">
            <text:p>436</text:p>
          </table:table-cell>
          <table:table-cell/>
          <table:table-cell table:formula="of:=[.F65]&lt;=[.$A$2]" office:value-type="boolean" office:boolean-value="true" calcext:value-type="boolean">
            <text:p>TRUE</text:p>
          </table:table-cell>
          <table:table-cell table:style-name="ce5" table:formula="of:=[.G65]&lt;=[.$A$2]" office:value-type="boolean" office:boolean-value="false" calcext:value-type="boolean">
            <text:p>FALSE</text:p>
          </table:table-cell>
          <table:table-cell table:formula="of:=[.E65]*([.$A$2]/1000)" office:value-type="float" office:value="3750" calcext:value-type="float">
            <text:p>3750</text:p>
          </table:table-cell>
          <table:table-cell table:formula="of:=FLOOR([.K65]/8)" office:value-type="float" office:value="468" calcext:value-type="float">
            <text:p>468</text:p>
          </table:table-cell>
          <table:table-cell table:formula="of:=FLOOR([.E65]*60)" office:value-type="float" office:value="562500" calcext:value-type="float">
            <text:p>562500</text:p>
          </table:table-cell>
          <table:table-cell table:formula="of:=FLOOR(([.E65]*60)/8)" office:value-type="float" office:value="70312" calcext:value-type="float">
            <text:p>70312</text:p>
          </table:table-cell>
          <table:table-cell table:formula="of:=FLOOR(1048576/[.N65]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15" calcext:value-type="float">
            <text:p>-115</text:p>
          </table:table-cell>
          <table:table-cell table:formula="of:=FLOOR([.A66]*[.B66]*1000/POWER(2; [.A66])*[.C66])" office:value-type="float" office:value="18750" calcext:value-type="float">
            <text:p>18750</text:p>
          </table:table-cell>
          <table:table-cell table:formula="of:=FLOOR(1000/[.E66]*64*8)" office:value-type="float" office:value="27" calcext:value-type="float">
            <text:p>27</text:p>
          </table:table-cell>
          <table:table-cell table:style-name="ce1" table:formula="of:=FLOOR(1000/[.E66]*512*8)" office:value-type="float" office:value="218" calcext:value-type="float">
            <text:p>218</text:p>
          </table:table-cell>
          <table:table-cell/>
          <table:table-cell table:formula="of:=[.F66]&lt;=[.$A$2]" office:value-type="boolean" office:boolean-value="true" calcext:value-type="boolean">
            <text:p>TRUE</text:p>
          </table:table-cell>
          <table:table-cell table:style-name="ce6" table:formula="of:=[.G66]&lt;=[.$A$2]" office:value-type="boolean" office:boolean-value="true" calcext:value-type="boolean">
            <text:p>TRUE</text:p>
          </table:table-cell>
          <table:table-cell table:formula="of:=[.E66]*([.$A$2]/1000)" office:value-type="float" office:value="7500" calcext:value-type="float">
            <text:p>7500</text:p>
          </table:table-cell>
          <table:table-cell table:formula="of:=FLOOR([.K66]/8)" office:value-type="float" office:value="937" calcext:value-type="float">
            <text:p>937</text:p>
          </table:table-cell>
          <table:table-cell table:formula="of:=FLOOR([.E66]*60)" office:value-type="float" office:value="1125000" calcext:value-type="float">
            <text:p>1125000</text:p>
          </table:table-cell>
          <table:table-cell table:formula="of:=FLOOR(([.E66]*60)/8)" office:value-type="float" office:value="140625" calcext:value-type="float">
            <text:p>140625</text:p>
          </table:table-cell>
          <table:table-cell table:formula="of:=FLOOR(1048576/[.N66]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1" calcext:value-type="float">
            <text:p>-111</text:p>
          </table:table-cell>
          <table:table-cell table:formula="of:=FLOOR([.A67]*[.B67]*1000/POWER(2; [.A67])*[.C67])" office:value-type="float" office:value="37500" calcext:value-type="float">
            <text:p>37500</text:p>
          </table:table-cell>
          <table:table-cell table:formula="of:=FLOOR(1000/[.E67]*64*8)" office:value-type="float" office:value="13" calcext:value-type="float">
            <text:p>13</text:p>
          </table:table-cell>
          <table:table-cell table:style-name="ce1" table:formula="of:=FLOOR(1000/[.E67]*512*8)" office:value-type="float" office:value="109" calcext:value-type="float">
            <text:p>109</text:p>
          </table:table-cell>
          <table:table-cell/>
          <table:table-cell table:formula="of:=[.F67]&lt;=[.$A$2]" office:value-type="boolean" office:boolean-value="true" calcext:value-type="boolean">
            <text:p>TRUE</text:p>
          </table:table-cell>
          <table:table-cell table:style-name="ce6" table:formula="of:=[.G67]&lt;=[.$A$2]" office:value-type="boolean" office:boolean-value="true" calcext:value-type="boolean">
            <text:p>TRUE</text:p>
          </table:table-cell>
          <table:table-cell table:formula="of:=[.E67]*([.$A$2]/1000)" office:value-type="float" office:value="15000" calcext:value-type="float">
            <text:p>15000</text:p>
          </table:table-cell>
          <table:table-cell table:formula="of:=FLOOR([.K67]/8)" office:value-type="float" office:value="1875" calcext:value-type="float">
            <text:p>1875</text:p>
          </table:table-cell>
          <table:table-cell table:formula="of:=FLOOR([.E67]*60)" office:value-type="float" office:value="2250000" calcext:value-type="float">
            <text:p>2250000</text:p>
          </table:table-cell>
          <table:table-cell table:formula="of:=FLOOR(([.E67]*60)/8)" office:value-type="float" office:value="281250" calcext:value-type="float">
            <text:p>281250</text:p>
          </table:table-cell>
          <table:table-cell table:formula="of:=FLOOR(1048576/[.N67])" office:value-type="float" office:value="3" calcext:value-type="float">
            <text:p>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15:05.634637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9:34:58.276836537</meta:creation-date>
    <dc:date>2022-05-18T08:24:54.769944675</dc:date>
    <meta:editing-duration>PT1H11M38S</meta:editing-duration>
    <meta:editing-cycles>61</meta:editing-cycles>
    <meta:generator>LibreOffice/6.4.7.2$Linux_X86_64 LibreOffice_project/40$Build-2</meta:generator>
    <meta:document-statistic meta:table-count="1" meta:cell-count="810" meta:object-count="0"/>
  </office:meta>
</office:document-meta>
</file>